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style>
    <style:style style:name="P6" style:family="paragraph" style:parent-style-name="Standard">
      <style:text-properties style:font-name="Times New Roman" fo:font-size="9pt" style:font-size-asian="9pt" style:font-size-complex="9pt"/>
    </style:style>
    <style:style style:name="P7" style:family="paragraph" style:parent-style-name="Footnote">
      <style:paragraph-properties fo:margin-left="0in" fo:margin-right="0in" fo:text-indent="0in" style:auto-text-indent="false"/>
    </style:style>
    <style:style style:name="P8" style:family="paragraph" style:parent-style-name="Footnote">
      <style:paragraph-properties fo:margin-left="0in" fo:margin-right="0in" fo:text-indent="0in" style:auto-text-indent="false"/>
      <style:text-properties fo:font-size="9pt" style:font-size-asian="9pt" style:font-size-complex="9pt"/>
    </style:style>
    <style:style style:name="P9" style:family="paragraph" style:parent-style-name="Footnote">
      <style:paragraph-properties fo:margin-left="0in" fo:margin-right="0in" fo:text-indent="0in" style:auto-text-indent="false"/>
      <style:text-properties fo:font-size="8pt" style:font-size-asian="8pt" style:font-size-complex="8pt"/>
    </style:style>
    <style:style style:name="P10"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T1" style:family="text">
      <style:text-properties fo:font-size="9pt" style:font-size-asian="9pt" style:font-size-complex="9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style:font-size-asian="12pt" style:font-size-complex="12pt"/>
    </style:style>
    <style:style style:name="T9" style:family="text">
      <style:text-properties fo:font-size="12pt" style:text-underline-style="none" style:font-size-asian="12pt" style:font-size-complex="12pt"/>
    </style:style>
    <style:style style:name="T10" style:family="text">
      <style:text-properties style:font-name="Times New Roman" fo:font-size="9pt" fo:font-style="italic" style:font-size-asian="9pt" style:font-style-asian="italic" style:font-size-complex="9pt" style:font-style-complex="italic"/>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2pt" fo:font-style="italic" style:font-size-asian="12pt" style:font-style-asian="normal" style:font-size-complex="12pt" style:font-style-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style:font-size-asian="12pt" style:font-style-asian="normal" style:font-size-complex="12pt" style:font-style-complex="normal"/>
    </style:style>
    <style:style style:name="T15" style:family="text">
      <style:text-properties style:font-name="Times New Roman"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5/03/17</text:p>
      <text:p text:style-name="Standard"/>
      <text:p text:style-name="Standard"/>
      <text:p text:style-name="Standard"/>
      <text:p text:style-name="P1">A Time Master's Story:</text:p>
      <text:p text:style-name="P1">Journey to Asclepius</text:p>
      <text:p text:style-name="P1"/>
      <text:p text:style-name="P2"/>
      <text:p text:style-name="P2">The year is 2401, and humanity is in a period of crisis, the continents of the world have been subjugated by conglomerates, the biggest running out of Europe, The Pike Conglomerate. <text:s/>As the new SDC (Syndicate of Disease Control) has privatized all forms of medical care leaving only the upper crust, super rich with access to top of the line medical care that had been given to the common people for over 1000 years. <text:s/>Now the rest of society must make due with deteriorating living conditions while living in police states commanded by marshal law. <text:s/>The story begins in this era, in the United Kingdom, the last free region in the world. <text:s/></text:p>
      <text:p text:style-name="P2"/>
      <text:p text:style-name="P1">LOCATION: YORK, ENGLAND </text:p>
      <text:p text:style-name="P1">YEAR: 2401</text:p>
      <text:p text:style-name="P1">SETTING: Rayner Household</text:p>
      <text:p text:style-name="P1"/>
      <text:p text:style-name="P2">Colin Rayner a young aspiring physician, is living with a sick family, his father was killed in the recent conflict over land, his mother is violently ill with legendary Marburg Virus. <text:s/>His younger siblings, a sister, Tara and a brother, Donald are also infected with little time to live. <text:s/>Colin is lost in his studies. <text:s/>He is sitting at his desk, lamp illuminating his work, rummaging through hundreds of documents dating from ancient times to the his own modern era. <text:s/>Colin has focused on a few documents specifically those pertaining to the virus' most deadly era in the 2000's<text:note text:id="ftn1" text:note-class="footnote"><text:note-citation>1</text:note-citation><text:note-body><text:p text:style-name="P7">. <text:span text:style-name="T1">https://www.cdc.gov/vhf/marburg/</text:span></text:p></text:note-body></text:note>. <text:s/>As he is reading his papers a gust of wind flies through the open window in his office, blowing the papers all over the floor. <text:s/>“There must be a way to save them!” Rayner said to himself slamming the table with both fists. <text:s/>As he hears this, two gunships fly by his home, causing the rest of his study material to fly all over the small 8 by 10 office. <text:s/>Colin then drops to the ground, tears filling his eyes as he saw the death of his family all but inevitable. <text:s/>Rayner then wiped his eyes, and proceeded to grab all his documents from the the floor, yet as he is picking everything up, he is grabbing at documents from a period deep in his archives. <text:s/>The chapters of these documents were inscribed in Latin, they were of Ancient Rome. <text:s/>Rayner picked up the document, the document felt like brittle, burnt paper, waiting to fall apart with the slightest disturbance. <text:s/>He slowly placed the parchment on the table and glanced at the art on the sides, It was an old manuscript, an excerpt from the work of Plutarch, the top of the document read <text:span text:style-name="T3">Septem Sapientium Convivium.</text:span><text:span text:style-name="T4"> <text:s/>Rayner, had set aside a certain part of the text, this part combining a profession in medicine with one name </text:span><text:span text:style-name="T3">Asklepios</text:span><text:span text:style-name="T3"><text:note text:id="ftn2" text:note-class="footnote"><text:note-citation>2</text:note-citation><text:note-body><text:p text:style-name="P8">. Plut. <text:span text:style-name="T3">Septem Sapientium Convivium.</text:span><text:span text:style-name="T4"> 16.4</text:span></text:p></text:note-body></text:note></text:span><text:span text:style-name="T4">. <text:s/>Rayner then rushes to another side of his office the small wheeled chair crossing the chasm, he pulled out a yellow folder, packed to the gills with documents, both old and new. <text:s/>This folder had TOP SECRET plastered all over it, yet the tab on the folder said the name Asklepios, Rayner had seen this name before. <text:s/>Colin plopped this folder onto his cluttered desk and opened it to a the middle, </text:span><text:soft-page-break/><text:span text:style-name="T4">this section had several documents listing every time the name of Asclepius was mentioned throughout history, one of these documents titled </text:span><text:span text:style-name="T6">From Paganism to Christianity in the Temples of Athens</text:span><text:span text:style-name="T5"> by Alison Frantz. <text:s/>This document displayed </text:span><text:span text:style-name="T4">a theory towards the estimated era in which the temple center was all but shut down</text:span><text:span text:style-name="T4"><text:note text:id="ftn3" text:note-class="footnote"><text:note-citation>3</text:note-citation><text:note-body><text:p text:style-name="P8">. Frantz, pg. 195</text:p><text:p text:style-name="P9"/></text:note-body></text:note></text:span><text:span text:style-name="T4">. <text:s/>Rayner looked through these documents and noticed something odd, not only was the information scarce their was no record of what happened inside these temple sites. <text:s/>Colin placed his head in his hands and took a deep breath, he then gathered his documents by stuffing them back into the crammed folder. <text:s/>He walked outside to see the world he was in, a desolate land with mud on the ground, the countryside of England was ravaged by the recent conflicts, blood staining the ground every step where Rayner took. <text:s/>He walked towards the closet house, one home belonging to his cousin Vax Cotter, a man who was training to be a famed Time Master, one who could travel throughout the oceans of time. <text:s/>Colin knocked twice on the door, no one answered, Colin knocked again only this time, almost slamming on the door, as if he was in danger from oncomming doom. <text:s/>The door violently flew open and all Colin saw was the barrel of a rifle, and a voice yelling “Who the hell are you!”. <text:s/>Colin was not prepared for this, he gulped and said to the voice “it's your kin, Vax, it's me Colin”. <text:s/>The rifle lowered and Colin saw his cousin, Vax then let out a smile and said, “well, get in here, the man is watching my every move”. <text:s/>Vax grabs Colin and ushers him inside. <text:s/>Colin witnesses the filth his kin has been living in, the house is a complete mess, there are pizza boxes all over the floor as well as trash, bullet shells and photos of historic rebel Che' Guevara. <text:s/>Vax then jumps into his reclining chair and grabs the open bottle of beer next to him and takes a sip, then he says to his guest, “So cousin, what can I do for you?”</text:span></text:p>
      <text:p text:style-name="P3">“Vax, I need your help,” Colin said, his voice was trembling </text:p>
      <text:p text:style-name="P3">“Take it easy” Vax reassured, “what's wrong?”</text:p>
      <text:p text:style-name="P3">Colin paused before he could tell of this tragedy, yet he gained the courage and said “my mother is dying, as are my siblings, I need your help to save them”.</text:p>
      <text:p text:style-name="P3">“Well you know as well as I” Vax insisted “I am no doctor, the skills I learned in the Army are not enough to cure a lost disease”. <text:s/></text:p>
      <text:p text:style-name="P3">“I know Vax,” Colin said “yet you have the power to travel through time, that is cure enough”</text:p>
      <text:p text:style-name="P3">Vax then stiffened his face, he then slugged his drink and placed back down on the table next to him, he cleared his throat and then said “ my duty as a time master, is not to upset the balance of existence, we cannot go changing anything we want, the Time masters were set up to prevent such treachery”.</text:p>
      <text:p text:style-name="P3">“If there was another way, I would take it” Colin interjected, “yet at this point I have no other choice”. <text:s/></text:p>
      <text:p text:style-name="P3">“And what will you do” Vax inquired, “if I let you do this how will you halt the course of time itself?”. <text:s/></text:p>
      <text:p text:style-name="P3">Colin paused and then said “ I will travel to the time of the ancients, and I will find a universal cure in the temple of Asclepius”. <text:s/>Vax burst out laughing, as if he had heard the greatest joke of all time, even sporting a tear from his happiness, then he said to his cousin “that's your plan, going to an ancient site that nobody knows about and locating some mystical remedy, ha, that is priceless”. <text:s/>Colin then became frustrated with his family member, Colin then slammed a coffee table with his fist and yelled out “just because you lost your family does not mean I have to lose mine!”</text:p>
      <text:p text:style-name="P3">“mind what you say Colin” Vax said “My family died as soldiers, not succumbing to illness”. <text:s/></text:p>
      <text:p text:style-name="P3">“Then help me,” Colin pleaded “please, help me find this cure”. <text:s/>Vax sighs and then says “I don't even know what your dealing with”. <text:s/></text:p>
      <text:p text:style-name="P3">“The Marburg Virus”. Colin said with distain</text:p>
      <text:p text:style-name="P3">“Marburg, that strain has not been seen in over 400 years” Vax said with certainty “are you sure this is what plagues them?”</text:p>
      <text:p text:style-name="P3">“I am sure,” Colin said with similar certainty, “and I know I can learn the cure from the ancient ways”. <text:s/></text:p>
      <text:p text:style-name="P2"><text:span text:style-name="T4">“So you want me to bend the laws of time” Vax said with an unconvinced look “forsaking everything I stand for to send you travel back in time, to gain a cure from the Cult of Asclepius and use it to save </text:span><text:soft-page-break/><text:span text:style-name="T4">our family in the present, all this based on a hunch”?</text:span></text:p>
      <text:p text:style-name="P3">“Not just a hunch cousin”, Colin reassured “i have studied this cult, gleaned all the information I could, this is not a hunch for me, I know this to be true, trust me, please”.</text:p>
      <text:p text:style-name="P3">Vax then took a deep breath, he then finished his beer and stood up from his chair “well then” he said “if were going to pull this off, we're going to have to steal a time ship from London”.</text:p>
      <text:p text:style-name="P3">“But I thought you had access to the base, are you not a Time Master”? Colin asked.</text:p>
      <text:p text:style-name="P3">“I am” Vax responded, “yet what you ask me is illegal”.</text:p>
      <text:p text:style-name="P3">“So we will be fugitives” Colin exclaimed.</text:p>
      <text:p text:style-name="P3">“Well not me” Vax said “you”.</text:p>
      <text:p text:style-name="P3">Colin looked at his cousin as if he was speaking another language, he was unsure of how to respond to the comment. <text:s/>He then said to his kin “what do you mean by that”? <text:s/>Vax looked around and then whispered to his cousin “this journey is for you alone, the Time ships are only built for one person”. <text:s/></text:p>
      <text:p text:style-name="P3">“So I'm going in alone?” Colin asked. <text:s/>“You cannot come with me?”</text:p>
      <text:p text:style-name="P3">“you know I cannot” Vax said, “but I can get you into the hangar and have a Time ship ready for you”.</text:p>
      <text:p text:style-name="P3">“Thank you Vax” Colin said, “how can I repay you for this”. <text:s/>Vax then laughed and placed his arm around Colin, “just bring my ship back in one piece cousin” he said with a chuckle. <text:s/>Colin nodded and then he returned to his home to gather his belongings, in preparation for the journey into another time. <text:s/>As Colin was gathering his clothes from his office, he hears a cough and the sound of his name being called out from a weak voice across the small house. <text:s/>Colin emerged from his office and ran into the bed room of his mother. <text:s/>The woman looked sickly, pale, eyes yellow as if the blood had been drained from her body. <text:s/>The only words that Colin could hear was words that sounded out his name, he leaned over and listened to his mother. <text:s/>“C—Colin” She said, each word weakening “where are you going?”. <text:s/>Colin kissed his mother on her head and said to her “ I am going on a quest, I going to find the cure to this virus”. <text:s/>His mother coughed, and blood hit the white sheets of her bed, “It's too late for me son”, she said “go, find the cure, save your brother and sister, you are their father now”. <text:s/>And with those words Colin's mother took two breaths and then the third was her last in the world of the living. <text:s/>Colin closed the eyes of his now deceased mother and placed two gold coins on her eyes, as the ancient Greeks would have done. <text:s/>Colin then retreated from this room and entered the room of his brother and sister, both of them hooked up to I.V. machines, as if Colin had just stepped into a hospital or in this case a hospice. <text:s/>He walked close to the two beds and looked on as the two young siblings of his, the last of his family was sleeping, unaware of the passing of their mother. <text:s/>He placed his hands on both of their heads and whispered “I promise you, I will find a cure”. <text:s/>As Colin left his house he left a note on a table in the kitchen, so that when his siblings arose, they knew of their brother's whereabouts. <text:s/>Colin closed the door behind him, duffle bag on his back, gripping his research folder in his arms, he walked off the porch and proceeded back to Vax' house. <text:s/>As Colin took his fifth step he turned around and looked back, he was unsure if he should leave his family in that condition. <text:s/>He then turned back in the direction of Vax' house and walked back to his cousins house ready to travel. <text:s/>Vax had his bags packed as well and he is loading them into an old Ford truck that runs on Gasoline, somethings made obsolete years ago. <text:s/>“you still have one of these junkers” Colin said with a laugh. <text:s/></text:p>
      <text:p text:style-name="P3">“Laugh it up buddy” Vax said “Betsy here can't be hacked by the man, that way no power, no problem”. <text:s/>Colin laughed and then loaded his duffle bag into the bed of the pickup truck. <text:s/>Vax jumped into the driver seat as Colin took the passenger seat, Vax started the truck, pulled the shifter into first gear and the two men speeded off onto the country side roads. <text:s/></text:p>
      <text:p text:style-name="P3"/>
      <text:p text:style-name="P4">LOCATION: ROAD TO LONDON</text:p>
      <text:p text:style-name="P4">YEAR: 2401</text:p>
      <text:p text:style-name="P4">SETTING: Vax Cotter's Truck</text:p>
      <text:p text:style-name="P3"/>
      <text:p text:style-name="P2"><text:span text:style-name="T4">The two men, future time pirates, who were on a mission to intercept lost knowledge from an ancient </text:span><text:soft-page-break/><text:span text:style-name="T4">cult, were on their way to London, to Fort Churchill, the last base of the Time Masters. <text:s/>Colin was glancing out the window, watching the destroyed terrain from the previous war, the land riddled with broken tanks, holes in the ground where mortars hit, thousands of helmets and guns scattered all over the fields. <text:s/>Colin had a feeling, he knew his father was among the bodies in that field of doom, then Vax said to his passenger “So, you got a plan when you jump back to 500 B.C.”? <text:s/>Colin then chuckled and said, “I have to travel back to the third century Common era, that way the cult is still active before it was pressured by other religions”. <text:s/></text:span></text:p>
      <text:p text:style-name="P3">“Well, your going from one shit show to the next” Vax said.</text:p>
      <text:p text:style-name="P3">“What do you mean?” Colin inquired.</text:p>
      <text:p text:style-name="P3">“The Third century in ancient Rome is known by the Time Masters as one of the most volatile times in history” Vax said confidently, “It is also the only period, we are not allowed to travel to”. <text:s/></text:p>
      <text:p text:style-name="P3">“Most of that was a senate fabrication you know” Colin said to his cousin. <text:s/></text:p>
      <text:p text:style-name="P3">“What comes from paper, may often be true” Vax said “didn't your girlfriend say that to you?”</text:p>
      <text:p text:style-name="P3">“for the last time cousin” Colin said “she is not my girlfriend, besides this is neither the place nor time”. <text:s/>Vax laughed at Colin and then he changed the conversation when they passed by a freshly destroyed farm, the fire reaching the tops of the roofes, the smoke breaching the heavens. <text:s/>“What happened here?” Colin asked. <text:s/>“The Pikes” Vax said with anger, “their CEO Lom Pike has issued a campaign of violence against us”. <text:s/></text:p>
      <text:p text:style-name="P3">“Because we are at war” Colin said.</text:p>
      <text:p text:style-name="P3">“Because we are not under their control”, Vax yelled “everywhere I turn they have more land in old Europe under their control, Germania, Italia, and even France has fallen”. <text:s/>Colin then kept his mouth shut, continuing to look out the window at the destroyed countryside, unsure of how this mission could change his world. <text:s/>“So much death” Colin said under his breath. <text:s/>“What?”, Vax exclaimed “what did you say buddy?”. <text:s/>Colin then looked to Vax and said, “there is so much death, what can we do to stop this reckless hate?”. <text:s/></text:p>
      <text:p text:style-name="P3">“Sometimes I do not know” Vax said “just focus on your mission, then we will worry about the Pikes”. <text:s/></text:p>
      <text:p text:style-name="P3">Vax continued driving down the dirt road, each bump causing the entire cab of the truck to jump up and down. <text:s/>The travelers soon reached a hill and so Vax downshifted and climbed the hill faster than any other car at this time could have and at the top of the hill he sees in the distance what looks like a Royal Army checkpoint. <text:s/>Vax then turns the truck off the main road to back roads that lead off the course and to the left. <text:s/>“What are you doing cousin?” Colin asked Vax. <text:s/>“I'm not sure if your aware, but I don't have a license, and I happen to have three guns in the truck.” <text:s/></text:p>
      <text:p text:style-name="P3">“Damn your right to bear arms Vax” Colin yelled. <text:s/>“what if they saw us”.</text:p>
      <text:p text:style-name="P3">“They're too occupied as it is to deal with us” Vax said with confidence “besides, this is a shortcut”. <text:s/>The truck bounced around some more over the hills of mortar craters in the ground, they passed by sites of former battles from York to London, the whole landscape was forever tarnished. <text:s/>As soon as Vax thought the coast clear, he jerked his truck back onto the main road and continued towards the city of London. <text:s/>The truck drove into the outskirts of London when they would see anther checkpoint in the far distance, this time Vax did not deviate from the current route, he kept driving straight towards the city, no other traffic going in, all of it was leaving the city. <text:s/>“The people, there all leaving” Colin noticed. <text:s/>“That's because the city's doomed, The Pikes have targeted London, were all on a clock now”. <text:s/>As soon as Vax pulled up to the checkpoint the soldier of the Royal Army motioned with his hand to roll down the window. <text:s/>Vax did just that and the soldier said to him “what the hell are you doing mate?, you know the city's marked for death”</text:p>
      <text:p text:style-name="P3">“Were here to join the fight sir” Vax said “can you use some extra rifles?”</text:p>
      <text:p text:style-name="P2"><text:span text:style-name="T4">The soldier looked around and said “godspeed good men” and he whistled and motioned with his hand allowing them to pass into the city of London. <text:s/>The truck got closer to the city and both Vax and Colin could see the carnage that the Pikes brought to their home. <text:s/>They saw trains of wounded soldiers being shipped inland to hospitals, many of the soldiers left looked drained, as if the war had drained their will </text:span><text:soft-page-break/><text:span text:style-name="T4">to fight and live. <text:s/>Vax slowly drove into the gates of the city, that were built to withstand any attacks from oncoming fire. <text:s/>The two would enter the famed city of London, yet it was not as they remembered . <text:s/></text:span></text:p>
      <text:p text:style-name="P3"/>
      <text:p text:style-name="P4">LOCATION: LONDON, ENGLAND</text:p>
      <text:p text:style-name="P4">YEAR: 2401</text:p>
      <text:p text:style-name="P4">SETTING: London Streets</text:p>
      <text:p text:style-name="P4"/>
      <text:p text:style-name="P3">Vax and Colin entered the city of London to see the once great spectacle of a city ruined by the times of war, the city was in disarray, the buildings destroyed, the great clock of London was permanently set at one time, all the monuments that once stood tall, were nothing but ash and memories winding in the wind. <text:s/>Vax drove the truck to the left and traveled on a road that would lead them to Fort Churchill. <text:s/>On the way they pass a group of soldiers tired from the battle, all of them lethargically, carrying their weapons, as if the fight is all but gone from them. <text:s/>The buildings around the two now look as if they have traveled in time already to the battle of Britain, the ruins of the buildings reminiscent of a dark time in the history of the region. <text:s/>Soon the truck arrived at a road block created by rubble and burning tires, the thick smoke blinding the two, not allowing them to travel further in their truck. <text:s/>“We're on foot from here” Vax said “it's the only road to the Base”. <text:s/>Colin jumped out of the truck and grabbed his duffle bag from the back of the truck bed, while still holding his folder, he placed the duffle bag in his back. <text:s/>Vax gathered a pistol and an AK-47 rifle to serve as protection, then the two climbed over the rubble, avoiding the tires as they were on fire. <text:s/>Once over the blockade they see the base behind a large steel wall, seemingly undamaged around the utter destruction surrounding the walls. <text:s/>Vax then took the lead and walked in front of Colin, “are you sure you want to do this?” Vax asked. <text:s/>“I have no choice,” Colin said “I have no other options”. <text:s/>Vax nodded and they he led Colin to the base of the large steel walls of Fort Churchill, Vax then walked to a pin-pad on the side of a large gate, he typed in a gate code, 9123 and a small door to his left opened and Vax ushered Colin into the walls of Fort Churchill. <text:s/>Once inside the fort, Vax turned on the lights and this revealed a whole fleet of planes, bombers and even prototype carriers that fly and sail on the water. <text:s/>Colin then asked Vax “are these the time ships?”</text:p>
      <text:p text:style-name="P3">“No,” Vax respond “those are more well hidden, follow me”. <text:s/>Vax then moved from the main hangar to a open atrium of the base, they could hear the air raid sirens sounding off as they exited the cover of the roof. <text:s/>Vax hurried Colin into the back parts of the base before the shelling began, as they shut the doors behind them they could hear the explosions going off as the Pikes were beginning their advance on the city. <text:s/>Once inside another dark room Colin asked “so what is in this room Vax?” <text:s/>the lights turned on and Colin saw the beauty right before his eyes. <text:s/>Full gallons decked out in metal, the look of an old British Schooner, a ship worthy of travel upon the seas of time. <text:s/>“Colin”, Vax said “these are the Time ships”. <text:s/></text:p>
      <text:p text:style-name="P3">“I have never beheld such a site” Colin said in awe “Which one is yours?”</text:p>
      <text:p text:style-name="P3">“None of them” Vax said, “but your going to steal the Queen Elizabeth”. <text:s/>He pointed to the largest ship in the entire fleet. <text:s/>Colin then gulped and said, “How can I steal that massive thing?”</text:p>
      <text:p text:style-name="P3">“With my help” Vax said as he pointed a grappling hook at the ship, he swung it around his head once and then launched the hook onto the deck of the ship getting a firm grip from the hook. <text:s/>Vax proceeded to climb up the side of the floating time ship as Colin followed suit. <text:s/>Once on board, Vax grabbed an item out of his bag and tossed it to Colin. <text:s/>“What is this” Colin asked his cousin, Vax then broke open a fuse box and started reconnecting wires and twisting the copper together. <text:s/>“that is a Time Device, just punch in the day year time and it will take you there”. <text:s/></text:p>
      <text:p text:style-name="P3">“Then why use the ship?” Colin inquired</text:p>
      <text:p text:style-name="P2"><text:span text:style-name="T4">“When you travel through time, you travel through an ocean” Vax said “you would be placed into the oceans of time without a ship, you will die”. <text:s/>Colin then looked at the Time Device and punched in a date 270 CE, then the Time Device lit up with blue and red lights and then Vax yelled “Don't hit that </text:span><text:soft-page-break/><text:span text:style-name="T4">red button yet, that's the activation key”. <text:s/>Colin then heard a bang at the door, then Vax looked in the same direction and they heard voices from outside the base. <text:s/>“It's the Pikes!” Vax yelled out “they have come”. <text:s/>The sound of gunfire sounded throughout the halls of the base, the sound of men dying right outside the gates two feet from Colin and Vax. <text:s/>“I have re-routed the power to the rear deflector shields and the Time Drive,” Vax said “I will buy you all the time I can”. <text:s/></text:span></text:p>
      <text:p text:style-name="P3">“You cannot fight the Pikes alone” Colin said. <text:s/></text:p>
      <text:p text:style-name="P3">“You have command of time” Vax said as he placed his hand on Colin's shoulder, “get this cure and they return to this time”. <text:s/>Right when Vax said this the doors to this secret hangar is busted open and a small army of Pike soldiers march in all pointing their guns at the two travelers. <text:s/>A man dressed in armor and a helmet walks to the front, he places his pistol in his holster and then he removes his helmet, to reveal a the face of a middle aged man, a burn mark on the left side of his face and glowing eyes. <text:s/>Vax slid down the rope and drew his assault rifle pointing it right at this man, then he said “Lomm Pike, what brings your ugly mug here?”</text:p>
      <text:p text:style-name="P3">“Vax Cotter”, Pike said with a laugh “you are a wanted man in my Conglomerate”. <text:s/></text:p>
      <text:p text:style-name="P3">“You have no power here” Vax exclaimed “this land does not belong to you!”.</text:p>
      <text:p text:style-name="P3">“Well, move aside” Pike yelled out “were annexing this territory!”.</text:p>
      <text:p text:style-name="P3">“Over my dead corpse” Vax yelled out at the oncoming doom. <text:s/></text:p>
      <text:p text:style-name="P3">Lomm Pike laughed and then said “that can be arranged, kill him!”. <text:s/>As soon as the order was given the Pike soldiers open fire on Vax instantly killing him with the barrage of bullets hitting every vital organ. <text:s/>Colin was in shock “NO!!” he screamed out as his cousin was shot and killed, Lomm Pike then pointed towards Colin and yelled to his men “I want his tongue!”. <text:s/>The Pike soldiers then begin to climb the rope until Colin cuts it down causing the Pike soldiers to fall and die. <text:s/>Then Colin runs back to the wheel of the ship and slammed the red button on the Time Device and soon the ship lifted higher off the ground, Lomm Pike yelling out “Stop him!”. <text:s/>A shield of lightning surrounded the ship as it lifted up and soon Colin gripped the wheel and prepared for the jump. <text:s/>The ship then harnessed a great deal of power, an electrical storm ignited and soon the ship vanished into thin air disappearing from the Pike's grasp. <text:s/>Lomm Pike throwing his helmet on the ground in anger as he knew what he just allowed Colin to do. <text:s/></text:p>
      <text:p text:style-name="P3"/>
      <text:p text:style-name="P4">LOCATION: OCEANS OF TIME<text:line-break/>YEAR: N/A</text:p>
      <text:p text:style-name="P4">SETTING: HMS Queen Elizabeth</text:p>
      <text:p text:style-name="P4"/>
      <text:p text:style-name="P3">The ship just appears into a large ocean, waves creeping as high a sky scrappers and winds that seem produced by Aeolus himself. <text:s/>Colin ferociously tried to rush to the wheel to keep his Ship steady, yet the waves and wind caused the ship to jolt to the left, knocking Colin to the ground. <text:s/>He quickly jumped up and rushed to the wheel of the ship, at this time the wheel was spinning uncontrollably, grasping it would have shattered the hands of Hercules. <text:s/>Colin then waited a moment and placed his hands onto the wheel stopping it from moving so fast, and then he whipped the wheel in the other direction in order to keep the ship steady. <text:s/>As soon as the ship was not at risk of capsizing, Rayner glanced at the Time Device and hew saw that the years were shooting down to from his current position all the way down to the ancient times. <text:s/>In the distance he could see seagulls all over a portion of the water, unknown to Colin, he drove the ship towards this section of the ocean, yet he felt the rudder of the ship catch something on his way forward. <text:s/>Soon the wind around him picked up the ship and a abundance of rain appeared almost out of nowhere, then Colin's Time ship was catapulted by a maelstrom the likes of which the world has never see. <text:s/>Out of the whirling waters sprouted two giant tentacle arms with suction suckers and sharp hook like teeth protruding from it. <text:s/>Colin had come in contacted with the legendary Kraken, the beast popped out of the water producing showing it's fins and it's mantel, as well as a set of bright yellow eyes, that could peer into the souls of the damned. <text:s/>Colin <text:soft-page-break/>then tried to turn the wheel away from the maelstrom in an attempt to break the hold of the monster, yet the Kraken latched one of it's arms to the mast of the ship breaking it with a single grip. <text:s/>Colin avoided the damage and ran to the stern of the ship glancing at his Time Device, counting the seconds before he could jump. <text:s/>The Ship was now a few feet away from the end of the Maelstrom which ended in the Kraken's stomach, Colin then looked at the Time Device and saw the numbers had finally reached the destination of 270 CE. <text:s/>The ship is smacked by the Kraken one more time causing Colin to fall to the ground, losing the grip on his Time Device and his folder. <text:s/>Colin then ran down from the stern and dove on the ground to save the Time Device from meeting a cruel fate at the hands of the Kraken, then he rushed to the port side of the ship yet he was confronted by five waving tentacles of the Kraken. <text:s/>The monster whipped down with all of it's might in an attempt to break the hull of the ship, Colin then got up again, grabbed his now soaking wet folder and smashed the red button on the Time Device sending he and his ship away from certain doom and through a kaleidoscope of rainbow colors, with the stars surrounding them. <text:s/>Back in the oceans the Kraken is in shock that an all but certain meal has disappeared into thin air, the monster lets out a loud roar, so loud Colin heard it when traveling through this wormhole. <text:s/>Soon Colin noticed a bright light at the end of the Wormhole, and as soon as the ship reached this light, the ship instantly appeared in the sky, falling to the ocean from a few feet. <text:s/>The Time Ship lands in a port creating a large wave, splashing all the patrons at the docks and a few people vending their wares on the port. <text:s/>Colin looks up from his deserted and destroyed ship and sees that he is no longer in England in the 2400's he was in Rome. <text:s/></text:p>
      <text:p text:style-name="P3"/>
      <text:p text:style-name="P4">LOCATION: ITALY</text:p>
      <text:p text:style-name="P4">YEAR: 270 CE</text:p>
      <text:p text:style-name="P4">SETTING: Ostia</text:p>
      <text:p text:style-name="P4"/>
      <text:p text:style-name="P3">Colin raised from his fearful stance and then he walked down a ramp that was placed from his ship to the docks, without any work. Colin walked down onto the docks and saw that every person was staring at him, his strange clothes, the strange ship, he was an outsider, no doubt about that. <text:s/>Colin looked around to see lush green trees, untouched valleys, a bustling port city with cobblestone roads, vendors selling fresh produce and meats, right on the water. <text:s/>Colin knew that his garb would point him out as a traveler and thus he hurried into the nearest shoppe for clothes that would fit the era he was in. <text:s/>he walked down the docks of Ostia and he saw hundreds of fishermen and sailors coming back from a day at sea, many of them commenting on the damaged Galleon displayed before them. <text:s/>As Colin is walking a group of Roman soldiers enters the docks and their officer walks up to Rayner and stops him.</text:p>
      <text:p text:style-name="P3">“You there, with strange garb” The officer said with a stern look “It's 12 Denarii to dock that size of a ship here”. <text:s/></text:p>
      <text:p text:style-name="P3">“Apologies good sir” Colin responded “I did not know such rules existed”</text:p>
      <text:p text:style-name="P3">“Where are you from” the officer pressed</text:p>
      <text:p text:style-name="P3">“the United......Britannia, I come from Britannia” Colin said, all but sure he blew his cover. <text:s/>The officer laughed and placed his hand on Colin's shoulder. <text:s/>“I too am of Britannia” The officer said, “the wild frontier”. <text:s/><text:line-break/>“that it is” Colin said, </text:p>
      <text:p text:style-name="P3">“So then what brings you to Ostia brother” The officer said, his soldiers standing behind him, “I hope you come in peace”</text:p>
      <text:p text:style-name="P3">“I do,” Colin said with a tremble in his voice</text:p>
      <text:p text:style-name="P3">“You seem frightened,” The officer said, “what troubles you friend?” <text:s/>Colin was unsure if he could trust this Roman, his doubts were evident upon his face and the officer even noticed a sense of fear from this strange traveler. <text:s/></text:p>
      <text:p text:style-name="P3">“You would not believe me even if I told you Roman” Colin said. <text:s/>The officer then looked around to his soldiers and motioned with his hand for the soldiers to leave him and Colin alone. <text:s/>Then the officer <text:soft-page-break/>looked at Colin and said to him “Come, we can break words in private”. <text:s/>The officer took Colin into a tavern and he led our hero to a back room, where there was two chairs, table and a jug of wine all waiting for them, then the officer sits down and motions with his hand for Colin to join him. <text:s/>Colin then sits down and grabs the cup filled by the officer, then the science is broken by the officer saying, “it's good wine isn't it?”. <text:s/></text:p>
      <text:p text:style-name="P3">“It has a unique taste” Colin said, he did not want to insult his host</text:p>
      <text:p text:style-name="P3">“It's Sesti wine, the finest in Rome” The officer said, “So how long have you been in our era?”</text:p>
      <text:p text:style-name="P3">Colin was startled, he did not know how to answer the next question presented to him, he simply looked down at the table. <text:s/>Then he raised his eyes and said to the officer, “I am not sure of what you speak of”. <text:s/>The Roman laughed and smacked the table as e was chuckling, Colin's words seeming to be comical to the man, the officer then cleared his throat and said “look kid, I've seen a thing or two in my day, you clothes, your ship, no doubt the work of Vaxwell Cotter”. <text:s/></text:p>
      <text:p text:style-name="P3">“How do you know that name?” Colin asked. <text:s/></text:p>
      <text:p text:style-name="P3">“I have worked with the man” the Roman said “i was his Time Informant, in this era”</text:p>
      <text:p text:style-name="P3">Colin looked surprised, the one era he was told not to go to was recently visited by his kin, a possible reason for it's barring. <text:s/>Colin then said to his host “I am new to this sort of thing, I am here on a mission, one of gravest importance, a mission that is based upon time itself”.</text:p>
      <text:p text:style-name="P3">“Be easy traveler” the Roman said “ I am here to help you, tell me where are you traveling to?”</text:p>
      <text:p text:style-name="P3">“the Temple of Asclepius” Colin insisted</text:p>
      <text:p text:style-name="P3">“That cult?” The roman officer turned away for a minute then looked back at Colin “the cult of Ascpelius is shrouded in mystery, only members are allowed to enter the walls”. <text:s/>Colin then pulled his folder from inside his coat, the water damage removed, the documents dry. <text:s/>“This folder” Colin said “contains all the information I have collected on the cult and the temple sites”. <text:s/></text:p>
      <text:p text:style-name="P3">“a few pieces of parchment will do nothing to get past the gates” the officer said “i have often heard stories of such a place, with armed guards and mystical shrubs”.</text:p>
      <text:p text:style-name="P3">“My family is sick, the medicine of Asclepius should be enough to save them” Colin said with certainty. <text:s/></text:p>
      <text:p text:style-name="P3">“I would not be so sure” the Officer interjected “the cult has been known to heal ailments such as loss of sight, loss of hearing, loss of hair and lack of sleep<text:note text:id="ftn4" text:note-class="footnote"><text:note-citation>4</text:note-citation><text:note-body><text:p text:style-name="P8">. Wickkiser (2008) pg.2</text:p></text:note-body></text:note>” <text:s/></text:p>
      <text:p text:style-name="P3">“Your point sir” Colin said with anger. <text:s/></text:p>
      <text:p text:style-name="P3">“you may not be searching in the right place” The Officer said “besides according to Homeric texts, Apollo is the god of healing<text:note text:id="ftn5" text:note-class="footnote"><text:note-citation>5</text:note-citation><text:note-body><text:p text:style-name="P8">. Walton (1894) pg. 1</text:p></text:note-body></text:note>.”</text:p>
      <text:p text:style-name="P3">“I do not need philosophy or myth,” Colin said, the frustration building within his head. “i need to save my family, now will you help me or not?!”</text:p>
      <text:p text:style-name="P3">The officer then nodded his head and said to Colin “i will travel with you, to stand as your guide, yet I warn you, there is more danger here than the time you are from”. <text:s/>Colin nodded and then the Roman officer held out his hand and said to Colin “my name is Tiberius Drusus Cassinius, captain in the armies of Aurelian”.</text:p>
      <text:p text:style-name="P3">Colin extended his hand and shook that of his new friend and said “my name is Colin Rayner, Time Traveler”. <text:s/></text:p>
      <text:p text:style-name="P3">“Well then Colin Rayner”, the Officer tossed Colin a Roman tunic and a toga, “you might as well look the part, you will cause to much suspicion looking the way you do”. <text:s/>Colin then walked behind a sheet and changed into the roman garb, dressing the part of a natural roman citizen. <text:s/>He exited the tavern with Cassinius and they both walked back towards the company of soldiers that were awaiting their commander. <text:s/>The soldiers all dressed in full legionary armor carrying a tall standard, a golden Roman eagle soaring above all the citizens, slaves and travelers that occupied the port. <text:s/>Cassinius walks up to his men and talked with them for a moment, after a few words the soldiers all cheered out and headed <text:soft-page-break/>in separate ways. <text:s/>Cassinius then walks back to Colin and says “i told them to take the day off, that should give us enough time to leave the city”. <text:s/></text:p>
      <text:p text:style-name="P3">“You are deserting your men?” Colin asked</text:p>
      <text:p text:style-name="P3">“Helping you is a greater cause, to serve the gods,” Cassinius said “ my emperor will have no issue of serving the heavens”. <text:s/></text:p>
      <text:p text:style-name="P3">Cassinius then leads Colin away from the docks towards the market, where any traveler, past present or future could obtain all the items needed for a long journey. Cassinius then calls Colin over and Colin is handed a giant sack, all Cassinius says to him is “Keep those papers in the bag, you would not want anyone to see what does not exist”. <text:s/>Colin stayed quiet and placed his folder of sources in this large bag, then Cassinius walked from a vendor with a dagger and he handed it to Colin. <text:s/>“what would I need a dagger for” Colin asked. <text:s/></text:p>
      <text:p text:style-name="P3">“the road is dangerous” Cassinius ensured, “more so for those that are not Roman”. </text:p>
      <text:p text:style-name="P3">Colin placed the dagger in his belt, he knew he would need it at some point down the line. <text:s/>Then Cassinius gathered a great deal of supplies from his military satchel and then he said to Colin “were all set to go, all we need to know is where we are going”. <text:s/>Colin reached into the sack and pulled out a map of the ancient world, with all the regions written in Latin. There were three red Circles on the map pointing out locations to where there was a cult center for the Cult of Asclepius. <text:s/>Colin searched for the shortest distance for he and his companion to travel, he focused on one spot above the rest of them, the temple in Athens, farther away then Sicilia yet they would only travel by land. <text:s/>Colin then said to his companion “we are for Athens and the Temple of Asclepius”. <text:s/><text:line-break/>“To Athens then” Cassinius said “we travel east”. <text:s/></text:p>
      <text:p text:style-name="P3">The two travelers reached the gates of the city and stood right before the roads that led to the city of Rome. <text:s/>The Cassinius turned towards Colin and said to him “in order to pass though this province, we must go through the city”. <text:s/></text:p>
      <text:p text:style-name="P3">“Is that Rome?” Colin asked foolishly</text:p>
      <text:p text:style-name="P3"><text:s/>“The Jewel of the West,” Cassinius added “the greatest city in the world”. <text:s/>Colin laughed and then followed Cassinius down the hill and forward on the paved roads that led to the south gate of Rome. <text:s/>The sun was shining upon them, the breeze was not too strong, Colin thought to himself of how beautiful the scenery had been in the past, knowing what it would become in his future. <text:s/>The two walked right up to the gates of the city and there they saw two armed guards awaiting their arrival, as if expecting travelers from this direction. <text:s/>The soldiers looked at Colin and Cassinius and said “halt, State business within city walls.” <text:s/>Cassinius then looked to Colin and winked, then he removed a bag of coins from his belt and said to the guards “We are passing through, I assume this will cover any expenses”. <text:s/>Cassinius placed a few coins in each of the guards' hands, the two guards move their hands up and down to feel the weight of the coin, then look back at the travelers and said “you may enter”. <text:s/>Colin and Cassinius enter the city of Rome to see the city in it's ancient glory, or so they thought. <text:s/></text:p>
      <text:p text:style-name="P3"/>
      <text:p text:style-name="P4">LOCATION: ITALY</text:p>
      <text:p text:style-name="P4">YEAR: 270 CE</text:p>
      <text:p text:style-name="P4">SETTING: Rome</text:p>
      <text:p text:style-name="P4"/>
      <text:p text:style-name="P3">Mind you Rome is well within it's crisis of the third century and the city is provided every instance that the crisis has reached the home front as well. <text:s/>The Streets were not as lively as Colin would had hoped, there were beggars left and right of the two travelers, grabbing at their ankles every time they took a small step. <text:s/>Cassinius ushered Colin through past the beggars and through to the forum where they say a great deal of senators, politicians, vendors, whores and soldiers all conversing, trading with one another, trying to move the city during a difficult time. <text:s/>Colin then asked his host “what has happened here?, I thought the city of Rome to be lively and shining above the rest”</text:p>
      <text:p text:style-name="P3">“The Crisis” Cassinius said “we have had as many Emperors as years, there is no end to this madness”.</text:p>
      <text:p text:style-name="P3"><text:soft-page-break/>Colin nodded and followed his guide through the crowded forum avoiding any of the vendors calls for good prices and deals. <text:s/>As The two were moving past the sites of the city Cassinius passes a bath house and points it out to Colin like a tour guide in a museum. <text:s/></text:p>
      <text:p text:style-name="P3">“That bath house is the best in the city,” Cassinius said with pride “if we had but time I would show you all the city has to offer”</text:p>
      <text:p text:style-name="P3">“I am on borrowed time,” Colin said “I need to hurry and get to Athens as fast as I can”. <text:s/></text:p>
      <text:p text:style-name="P3">“And we can only travel as fast as our feet can take us” Cassinius replied. <text:s/>“Besides how many chances will you get to see a classic Roman Bath”. <text:s/></text:p>
      <text:p text:style-name="P3">Colin was at the whim of his host and thus the two men walked into the Bath house. <text:s/>The two travelers first walked into a room with stone cupboards, each of them busting at the seams with clothing, equipment, shoes and even weapons. <text:s/>Colin then removes his toga to only wear and tunic and then he sees Cassinius getting fully naked, no clothes whatsoever. <text:s/>Then Cassinius laughs at Colin and says to him “remove your cloth, there is not need to look out of place”. Colin then nervously removed the tunic, he still had a subligaria on yet Cassinius was as bare as a new born child. <text:s/>They both walked into the baths and they saw a large gathering of men, talking amongst each other with an abundance of wine and food. <text:s/>Cassinius then led Colin to a part of the Bath house where there was a hot pool and then Cassinius told Colin, “relax for a moment, there is nothing quite like this feeling”. <text:s/>Colin looked around, the hundreds of naked men giving the place the look of a men's locker room, then Colin asked Cassinius “so what do people do here, besides bathing?”</text:p>
      <text:p text:style-name="P3">“This place is one of great importance,” Cassinius said “It is not only know to be a place of cleaning, it is also know by authors like Socrates to be places of public discourse<text:note text:id="ftn6" text:note-class="footnote"><text:note-citation>6</text:note-citation><text:note-body><text:p text:style-name="P8">. Socrates, <text:span text:style-name="T3">Hist. Eccl</text:span>. 2.9</text:p></text:note-body></text:note>”. <text:s/></text:p>
      <text:p text:style-name="P3">“A common thing here in Rome” Colin asked. <text:s/></text:p>
      <text:p text:style-name="P3">“I believe so” Cassinius said, “the city's heart may be in the senate or the forum, but it's mind lies within the halls of these very baths”.</text:p>
      <text:p text:style-name="P3">“If you say so” Colin said with an uneasy tone. <text:s/>The two sat there for a minute until Cassinius pulled a scroll from he bag Colin was carrying. <text:s/>Cassinius opened the scroll to show a map of the Roman world displaying the boarders of the Roman Empire during the Third Century. <text:s/>Cassinius placed a coin on the city of Rome and two more on other cities to the north that Colin was not familiar with. <text:s/>“We are here in the city of Rome” Cassinius said placing his finger on the map. “the road to Athens is a long journey yet we can make make the trek in days if we move with purpose”. <text:s/></text:p>
      <text:p text:style-name="P3">“What path would you have us take?” Colin asked.</text:p>
      <text:p text:style-name="P3">“After we have left Rome, we will travel north along the Via Flaminia” Cassinius added, “Then we will have to pass throughout the city of Ariminum”. <text:s/></text:p>
      <text:p text:style-name="P3">“what's seems to be the issue?” Colin inquired.</text:p>
      <text:p text:style-name="P3">“The city has befallen hard times these years,” Cassinius admitted, his head in his hands as he said “And there are soldiers there that yet remain loyal to the previous Emperor”. <text:s/></text:p>
      <text:p text:style-name="P3">“Loyalists” Colin said in disgust</text:p>
      <text:p text:style-name="P3">“they are soldiers,” Cassinius said “they do not know any better then to follow orders”</text:p>
      <text:p text:style-name="P3">“After we pass through this Ariminum, where do we travel next?” Colin asked. <text:s/>Cassinius looked at the map and pointed towards another road that led to the north. <text:s/>“We will take the Via Aemilia to a cross roads that intersects with the Via Postumia” Cassinius said running his finger on the map, displaying the intended route. <text:s/>“After that” Cassinius said “we will travel East and then south across the coast of Illyria”. <text:s/></text:p>
      <text:p text:style-name="P3">“Aren't their any roads we can follow?” Colin asked again, unsure if this was the best route.</text:p>
      <text:p text:style-name="P3">“There are” Cassinius said, “yet I would not travel the roads outside Italia, especially for outsiders”. <text:s/>Colin nodded and then said to his companion “what city do we stop in after that?”</text:p>
      <text:p text:style-name="P3">“We will arrive in Salona, then travel east to Moesia” Cassinius said, “We will have to be on our guard <text:soft-page-break/>there as well”</text:p>
      <text:p text:style-name="P3">“Another loyalist colony?” Colin asked Cassinius</text:p>
      <text:p text:style-name="P3">“This territory”, Cassinius said “it is the same as any frontier province, we must be vigilant in all the cities”. <text:s/>Cassinius then glanced at the map again for reference and then he said “Then the path takes us south through Thessaly and Attica and eventually Athens.”</text:p>
      <text:p text:style-name="P3">“Are you sure this is the fastest way to Athens?” Colin asked again, </text:p>
      <text:p text:style-name="P3">“A ship would get us there faster, but ships cost coin, son” Cassinius said, “and the last I checked I was not as rich as Marcus Crassus”.</text:p>
      <text:p text:style-name="P3">“By road then” Colin said, “we must move quickly, we do not want to delay any longer”</text:p>
      <text:p text:style-name="P3">“Take pause, you are in Rome” Cassinius said loudly, “Catch breath before you lose it”. <text:s/>Colin nodded and let himself relax in the warm waters of the Roman bath. <text:s/>The two travelers sit in the hot-pool for some time until Cassinius had got his fill of the bath house, after several hours, they both vacate the bath house and get back onto the road without any ordeals. <text:s/>As they are walking along the road, they pass by a squad of soldiers marching through the streets, none of them giving any notice to anyone around them as if they had their minds fixed on their mission and nothing else. <text:s/>The walls of the buildings were covered with text displaying messages in all kinds many of them displaying political messages. <text:s/>Cassinius and Colin follow a narrow street to the left and soon they reach the open road and they see a set of large city gates in front of them. <text:s/>Right as the two are arriving at the northern gates of Rome, Cassinius looked back at the city itself and said to his companion “take a good look at her Colin, this will be the last time you see a sight like this”. <text:s/>Then Cassinius steps up to the guards waiting at this gate, and he said to them “We are departing from your fair city, we hope to visit again” </text:p>
      <text:p text:style-name="P3">“Safe travels” the guard said as he opened the gates for Cassinius and Colin and the two exited the city of Rome. </text:p>
      <text:p text:style-name="P3"/>
      <text:p text:style-name="P4">LOCATION: ITALY</text:p>
      <text:p text:style-name="P4">YEAR: 270 CE</text:p>
      <text:p text:style-name="P4">SETTING: Via Flaminia</text:p>
      <text:p text:style-name="P4"/>
      <text:p text:style-name="P3">Once outside of the gates of Rome, the travelers could see all the north of the city has to offer, including a visual on the field of Mars in which all the soldiers of Rome stood upon before leaving for their campaigns. <text:s/>Colin then looked towards the north and pointed in the direction of the road. <text:s/>As they were walking down this paved road, Cassinius says to Colin “so what's in that folder anyway, you were holding onto it like it was new-born child”.</text:p>
      <text:p text:style-name="P3">“It has my research,” Colin said “everything I have been able to glean about the cult and temple of Asclepius”. <text:s/></text:p>
      <text:p text:style-name="P3">“And when you get there, do not expect them to welcome you with open arms” Cassinius informed Colin “they are more exclusive then the Vestal Virgins”. <text:s/></text:p>
      <text:p text:style-name="P3">“They must have a process, to let people into the cult” Colin asked</text:p>
      <text:p text:style-name="P3">“They do,” Cassinius added “but neither me nor any of our historians could tell you what goes on behind their closed doors”. <text:s/></text:p>
      <text:p text:style-name="P3">“There must be a way to find out” Colin said</text:p>
      <text:p text:style-name="P3">“we shall cross the chasm when we come to it” Cassinius said. <text:s/></text:p>
      <text:p text:style-name="P3">Colin nodded and continued to follow his companion down the Flaminia Way, they passed by a stone mile marker which displayed directions to the nearest city Ariminium which was displayed as being a five miles away. <text:s/>Cassinius then turned to Colin and said to him, “we are heading north east, we have to pass through the city of Ariminium”. <text:s/></text:p>
      <text:p text:style-name="P3">“I have never heard of the city,” Colin said “how long has it stood a colony of Rome”</text:p>
      <text:p text:style-name="P3">“Many years, since the days of the Italian wars” Cassinius said “my ancestors fought to take the city from the Sabines”. <text:s/></text:p>
      <text:p text:style-name="P3"><text:soft-page-break/>The two men pass by a another set of travelers, this a large group carrying a statue of an Egyptian goddess. <text:s/>Colin and Cassinius then halt their steps and this group of worshipers places down their statue and says to them, “Join us in praise of the immortal Isis”. <text:s/></text:p>
      <text:p text:style-name="P3">Colin was unsure of this new cult, “We want nothing to do with your....organization” He said with anger. <text:s/></text:p>
      <text:p text:style-name="P3">“Not the same Isis, Colin”, Cassinius said, “these people worship an Egyptian goddess”</text:p>
      <text:p text:style-name="P3">“yet the name remains the same” Colin said</text:p>
      <text:p text:style-name="P3">“look kid,” Cassinius said “ you need to know what these cult means to people, </text:p>
      <text:p text:style-name="P3">“What do you mean?” Colin asked.</text:p>
      <text:p text:style-name="P3">“It's a way to gain prestige in the social regard, it has little to do with the faith, it's more of a status symbol<text:note text:id="ftn7" text:note-class="footnote"><text:note-citation>7</text:note-citation><text:note-body><text:p text:style-name="P8">. Grijalvo, (2005) Pg. 256</text:p></text:note-body></text:note>.” <text:s/></text:p>
      <text:p text:style-name="P3">Colin then looked around and did not see the cultists anywhere in sight, as if they vanished into thin air, he turned around ands he again saw no sign of the men. <text:s/>Colin then turned to his companion and said “they're gone, they've disappeared”. <text:s/></text:p>
      <text:p text:style-name="P3">“That's the mystery of Isis, no man who does not follow their teachings cannot partake in ritual” Cassinius said. <text:s/></text:p>
      <text:p text:style-name="P3">“if all these cults keep actions secret from the world, how can I be sure any of my research is correct?” Colin asked</text:p>
      <text:p text:style-name="P3">“Well, we will learn when we arrive in Graecia” Cassinius said as he continued to walk down the hill in front of them. <text:s/>Colin followed Cassinius until they got to the outskirts of Ariminium, then Cassinius pulled Colin off the road and said to him “this city is not like Rome, it's more primitive, closer to the Barbarian hordes”. </text:p>
      <text:p text:style-name="P3">“Im sure it's not as terrible as you say it is” Colin said. <text:s/></text:p>
      <text:p text:style-name="P3">The two soon reach the gates of Ariminium and they see that the gates have the look of rotten wood, with rusting metal bars each third of the way down. <text:s/>Cassinius knocks on the large doors of the gate, hurting his hand due to a protruding splinter. <text:s/>The gates slowly open and three Roman Centurions walk out of the gates gripping their swords and preparing for a battle ahead of them. <text:s/>“Turn from fucking gate!” the first Centurion yelled out. <text:s/></text:p>
      <text:p text:style-name="P3">“We come to run through the city nothing more” Cassinius said. <text:s/></text:p>
      <text:p text:style-name="P3">“Take step closer and i'll run you through,” The second Centurion said drawing his sword as he finished his sentence. <text:s/></text:p>
      <text:p text:style-name="P3">“let us calm our tempers” Colin said, placing his hand on their shoulders, “What stand your names”</text:p>
      <text:p text:style-name="P3">I am Quintus Lucius Kofius, of the fifth legion” the first Centurion said, “and this city is ripe with plague, why would one wish to enter such pestilence”</text:p>
      <text:p text:style-name="P3">“I am Tiberius Drusus Cassinius, Captain of the fourth legion” Cassinius said saluting the centurion “and I am escorting my friend across the provinces”. </text:p>
      <text:p text:style-name="P3">“And your friend,” Kofius said “ what stands his name and from whence they came?”</text:p>
      <text:p text:style-name="P3">“This man is Aurelianus” Cassinius said “ he comes from the Roman provinces in Britannia. <text:s/></text:p>
      <text:p text:style-name="P3">“Aurelianus....,” Kofius said “well, he holds name of the emperor,” </text:p>
      <text:p text:style-name="P3">“for now” Another Centurion interjected</text:p>
      <text:p text:style-name="P3">“What is that supposed to mean?!” Colin interjected. <text:s/></text:p>
      <text:p text:style-name="P3">“It means, you best watch your step foreigner,” Kofius said while shoving Colin to the side. <text:s/>The three centurions then leave the gates and head back into the city, followed by Cassinius and Colin, then Colin asked his companion “What stands their issue”. <text:s/></text:p>
      <text:p text:style-name="P3">“Kofius and his men are loyal to Quintillus, the previous emperor” Cassinius said, “they have killed many in the name of Rome”. <text:s/></text:p>
      <text:p text:style-name="P3">Colin and Cassinius entered the city of Ariminum and they witnessed the travesties that befallen the <text:soft-page-break/>city. <text:s/></text:p>
      <text:p text:style-name="P3"/>
      <text:p text:style-name="P4">LOCATION: ITALY</text:p>
      <text:p text:style-name="P4">YEAR: 270 CE</text:p>
      <text:p text:style-name="P4">SETTING: Ariminum</text:p>
      <text:p text:style-name="P4"/>
      <text:p text:style-name="P3">As soon as the two travelers enter the city they witness a pile of burning bodies, the stench breaching to the heavens, so Jupiter himself could smell the pestilence. <text:s/>Colin instantly placed a part of his toga over his face to mask the smell, but the stench of death was so prevalent in the city. <text:s/>Cassinius led Colin passed the pile op bodies and deeper into the city, there they saw the Praetor speaking to the people. <text:s/>The population looked sickly and weak, struggling to stay alive in the worsening conditions of the city, the Praetor is giving a convincing speech but the people look too tired to listen let alone cheer for their officials. <text:s/>Colin looks on to see these people suffering, in ways he though impossible even coming from an era of war. <text:s/>Cassinius then said under his breath “This is what I mean, a crisis throughout the Empire”. <text:s/></text:p>
      <text:p text:style-name="P3">“the plague?” Colin asked</text:p>
      <text:p text:style-name="P3">“It is happening all over the world, there is no end to this crisis” Csassinius said</text:p>
      <text:p text:style-name="P3">“Perhaps” Colin added “perhaps the journey can help both of us after all”. <text:s/></text:p>
      <text:p text:style-name="P3">Cassinius smiled and the two continued to move down the paved road past the forum and to the back alleys of the city where Colin caught a glimpse of the same soldiers from the front gates, as if they had been following him from the start. <text:s/>Colin thought nothing of this and continued to follow his guide through the narrow city streets. <text:s/>Soon they arrived back to the main road and there Cassinius stopped for a moment and looked around, he then looked back to Colin and said “wait here, I will scout ahead”. <text:s text:c="2"/>Before Colin could say anything his companion rushed off into the city, no sense of where he was going. <text:s/>Colin walked around in circles for a second until he noticed he was being watched, not by the goons at the gate, but by an old man. <text:s/>The man was sitting on a small barrel, he wore a tattered tunic, grasping a walking stick for support even when he was sitting down. <text:s/>Colin approached this man and the man said to him “Are you my boy?”. <text:s/></text:p>
      <text:p text:style-name="P3">“No”, Colin replayed “my friend has just gone off for the moment, he will return shortly”</text:p>
      <text:p text:style-name="P3">“in a city like this, one cannot be so sure” The man said “ I have seen many fall trying to protect the honor of the emperor and now stands their reward, a city destroyed by disease”</text:p>
      <text:p text:style-name="P3">“I understand your pain” Colin said, sitting down on the ground next to the man. <text:s/>“I too have been effected by the calamities of war, my family has fallen ill, much like the people of this city. </text:p>
      <text:p text:style-name="P3">“It seems the crisis of the Emperors has even reached all over the Empire” the old man said “where are you from again?”</text:p>
      <text:p text:style-name="P3">“Britannia” Colin said </text:p>
      <text:p text:style-name="P3">“The final frontier” the elderly man said “and what can I call my new friend from the frontier?” <text:s/>Colin took a deep breath he tried to remember the fake name that Cassinius sported for him at the front of the city gate, in the case this man was not a welcome face. <text:s/>Colin then said to the man “my name is Aurelian”. <text:s text:c="2"/>Knowing the emperor at the time, and the remark made by the unhappy centurion helped him forge his false name. <text:s/>“Aurelian” the old man said “An interesting name for a Briton,”. <text:s/>Colin was frightened for a moment, with no guide to protect him he felt a cold feeling, as if he had been left alone to die in the past with a relic of the old world the only sight before him. <text:s/>The man then said to Colin “You were saying, your family has fallen ill as well?”. <text:s/></text:p>
      <text:p text:style-name="P3">“Yes”, Colin said “and I am traveling to seek help from the gods”.</text:p>
      <text:p text:style-name="P3">“You need not travel far for that my boy” the old man said “The city of Rome is in the opposite direction”. <text:s/></text:p>
      <text:p text:style-name="P3">“I only seek the help of one” Colin said with pride, “my companion and I are traveling to Athens, to the Temple of Asclepius”. <text:s/></text:p>
      <text:p text:style-name="P3"><text:soft-page-break/>“You seek the god of Medicine, in a time of death” The man said with a laugh “there is no way to gain an audience, even with membership”. <text:s/></text:p>
      <text:p text:style-name="P3">“What is your meaning old man?” Colin said, his frustration with the man enflamed. <text:s/>The old man laughed again and then stood up as Colin had risen due to his anger. <text:s/>“The cult of Asclepius is kept hidden from the outside world” the old man said “no one knows what goes on within the walls of the temple compound”. <text:s/>Colin had been puzzled by this the entire time, he then looked at the man before him and said “everyone has said that to me yet these historians, they tell display the cult's practices in their works”. <text:s/></text:p>
      <text:p text:style-name="P3">“The historians of the world are artists in their own right” The old man said “what tales we hear now may not be the same in 1000 years”. <text:s/></text:p>
      <text:p text:style-name="P3">“Yet there must be some truth in all the words” Colin insisted.</text:p>
      <text:p text:style-name="P3">“If there is any, I know not of it” the old man said as he sat back down. <text:s/>Colin thought to himself for a moment regarding the next plan of action and then said to the man “we will travel all the same, your assistance would be very much appreciated”. <text:s/>The old man smiled and said to Colin “it just so happens that I have a small fishing boat, I can take you across the Adriatic”. <text:s/>As soon as Colin was finished making a friend, Cassinius comes running back down the road panting as he is slowing down in front of Colin and the elderly man. <text:s/>Cassinius then, while breathing heavily “we are being.....followed”. <text:s/>Colin walked up to Cassinius, grabbing his armor by the shoulders and saying to him “what do you mean, followed, who's tracking us”. <text:s/></text:p>
      <text:p text:style-name="P3">“Those soldiers” Cassinius said while panting “I saw them looking for us, setting task to every guard in the city to find us”. <text:s/></text:p>
      <text:p text:style-name="P3">“well I have found us something they will not expect” Colin said with a smile “This man has offered to sail us across the Adriatic”. <text:s/></text:p>
      <text:p text:style-name="P3">“What shall this cost us good sir” Cassinius asked, pulling a few coins out of his pocket. <text:s/></text:p>
      <text:p text:style-name="P3">“My only request is that I travel with you,” the old man insisted “ if you are traveling to visit the sanctuary of Aslcepius I wish to go as well”. <text:s/></text:p>
      <text:p text:style-name="P3">“Fine,” Cassinius said “yet do not linger, we have wild men upon out backs”. <text:s/>The three men now jogged to down a narrow alley and passed several chances to go back onto the road, until they reached a wall, the edge of the city. <text:s/>Cassinius then looks around and points to the left and says “follow that path, it will lead us to the port”. <text:s/>The three men move as fast as they can until they reach the open road, on their right stands the open gates that lead right to the port of Ariminum. <text:s/>However to the left, the three Romans from the front of the gates have tracked the Colin and Cassinius down to the edges of the city. <text:s/>The three romans centurions then draw their weapons and Kofius walks in front of the other two. <text:s/>“You two are not hard to find” Kofius said “and if I am correct, you wish gain entry into the temple of Asclepius”.</text:p>
      <text:p text:style-name="P3">Colin then looked at Cassinius and said “How did he find that out?”</text:p>
      <text:p text:style-name="P3">“Not that it matters now” Cassinius said. <text:s/></text:p>
      <text:p text:style-name="P3">“Know this outsider!” Kofius yelled out, “the riches of the Asclepius are mine and mine alone, make any attempt to seize my riches, and follow your friend to the Afterlife”. <text:s/>Kofius then looks to his left and says to the man on that side “Fulvius, kill the old man”. <text:s/>The man now identified as Fulvius draws his knife from his boot and hurls it at the old man and this hits him directly in the chest causing him to fall to the ground. <text:s/>Colin rushes to gather the man in his arms, Cassinius draws his weapon and stands his ground as Fulvius ran at him with two daggers drawn. <text:s/>Colin tires to keep the elderly man alive, yet it does not work, with the last breath the old man says to Colin “Go, take my boat, leave this wrenched city”. <text:s/>The Old man then died in Colin's arms, as if he had lost a mother and a father in different times and different places in the world. <text:s/>Cassinius then kicks Fulvius down to the ground and strikes him down with his sword staining the ground with the life force of his enemy. <text:s/>Cassinius then grabbed Colin and rushed him out of the city gates, Kofius and his other comrade watching as their new rivals escaped death. <text:s/>The two travelers continued to run down the dirt road all the way to the small port town <text:soft-page-break/>that was walking distance from the town. <text:s/>They reached the town yet they saw as they were running, that Kofius had gathered the cities guard against Cassinius and Colin, they could hear their names being shouted over the hills. <text:s/>Cassinius and Colin ran to the edge of the town and then onto the docks where there were about 50 ships and boats, none of them properly marked. <text:s/>Colin then said to his companion “We shall split up to find the boat, if you see it yell my name and I will find you”. <text:s/>The two of them separate to find the small fishing boat the old man was talking about, the city guard arrived at the port town pushing aside any citizen that was standing in their way and even going out of their way to damage the citizen's wares. <text:s/>Kofius then walked around with the guard standing in the middle of the town and then Kofius yelled out, “You cannot hide forever Barbarians,”. <text:s/>Colin was hiding behind a crate of fishing supplies and he was watching Kofius as he was moving around in circles looking all around for Cassinius and himself. <text:s/>Soon Kofius got close to Colin's hiding spot, his steps closely creeping up to where Colin was shielding himself from doom, then the Guard called out to their leader saying they found something else. <text:s/>This caused Kofius to walks away from the docks and back towards the middle of the town. <text:s/>As soon as Kofius was far enough away Colin ran down the docks to the other side and began to help Cassinius untie the small boat he had found. <text:s/>The travelers then hear the guards yell out “Expand search to the docks, they could not have gotten far!”. <text:s/>Colin then cut the rope with his dagger and the boat began to float in the water without any lines holding it at the dock. <text:s/>Cassinius jumped in the boat and then Colin joined him and the two paddled the boat away from the dock just as the soldiers were arriving. <text:s/>They paddled until they were far enough away from the docks and only then did Cassinius let loos the sail of the small boat, and at this time the Soldiers at the dock saw a small white sail in the distance leaving the port. <text:s/>Kofius pushed to the front of the column and then he growled at the sight of the ship leaving port. <text:s/>He then turned to all the soldiers of the city’s guard and said to them “you have allowed criminals and murderers to escape”. <text:s/>One of the soldiers looked at their commander and then said “what would you have us do sir”. <text:s/></text:p>
      <text:p text:style-name="P3">“Nothing for now” Kofius said “we shall give them a head start, there is only one place for them to go now”. <text:s/></text:p>
      <text:p text:style-name="P3"/>
      <text:p text:style-name="P4">LOCATION: ADRIATIC SEA</text:p>
      <text:p text:style-name="P4">YEAR: 270 CE</text:p>
      <text:p text:style-name="P4">SETTING: Fishing Boat</text:p>
      <text:p text:style-name="P4"/>
      <text:p text:style-name="P3">Colin and Cassinius are now on the water sailing south east towards the coast of Illyria and the city of Salona the destination of Cassinius for this leg of the journey. <text:s/>Colin was looking up at the sky as the sun was setting, the stars beginning to crest the sky. <text:s/>“It's beautiful at night” Colin said to himself. </text:p>
      <text:p text:style-name="P3">“What was that” Cassinius said “what are you saying?”</text:p>
      <text:p text:style-name="P3">“It's just that, In the future”, Colin added “one cannot see the stars because of the city lights, it's so quiet here”. </text:p>
      <text:p text:style-name="P3">“For years it was not” Cassinius said. <text:s/></text:p>
      <text:p text:style-name="P3">“It was wrong of Kofius to kill that man” Colin said “why do people stand as he?”</text:p>
      <text:p text:style-name="P3">“It is an age old question yet there” Cassinius said “I believe this has to do with the said riches that lie at the sanctuaries of Asclepius”. <text:s/>Colin looked puzzled for a moment and then looked back at the sky and said to his companion “a common thing to place such treasures in this temple?”</text:p>
      <text:p text:style-name="P3">“In some cases” Cassinius said “there are always stories of men leaving trophies within the temple walls”<text:note text:id="ftn8" text:note-class="footnote"><text:note-citation>8</text:note-citation><text:note-body><text:p text:style-name="P8">. <text:span text:style-name="T3">Ath. The Deipnosophists</text:span>, 8.45.1</text:p></text:note-body></text:note>. </text:p>
      <text:p text:style-name="P3"><text:s/>“so that's what those men are after?”</text:p>
      <text:p text:style-name="P3">“the hope of wealth can drive a man's mind from this world, leaving a shell of the person the only standing specter” Cassinius said as he had rested his head upon a fishing net. <text:s/></text:p>
      <text:p text:style-name="P3"><text:soft-page-break/>“Have you had a history with this man?” Colin asked Cassinius, seeing that the task was waning heavy on his new friend. <text:s/></text:p>
      <text:p text:style-name="P3">“Quintus Lucius Kofius was not always envious” Cassinius said</text:p>
      <text:p text:style-name="P3">“A friend” Colin assumed</text:p>
      <text:p text:style-name="P3">“A brother in arms” Cassinius mentioned with a tear in his eye “we fought the barbarians to the lands east of the Rhine, I never saw a more fierce warrior”. <text:s/></text:p>
      <text:p text:style-name="P3">“What happened to him, what caused the man you loved, to make such drastic change” Colin asked Cassinius. <text:s/>The question was clearly one of great pain for the old soldier, as the questions caused Cassinius to get up from his rest and walk to the other side of the ship while saying “enough stories for one night, we will reach the shores or Illyria by morning sun, be ready by then”. <text:s/>Colin nodded and then laid down on the deck of this fishing boat and slowly drifted off to sleep, un sure if this journey was actually worth the trouble he had so reached. <text:s/>There were many that had fallen in their path so far, it seemed this journey to the Temple of Asclepius was more dangerous than he had intended. <text:s/>He placed his fears aside as he stared into the fire and closed his eyes, by the sun's rise he would be closer to Athens and the answers he sought. <text:s/></text:p>
      <text:p text:style-name="P3"/>
      <text:p text:style-name="P4">LOCATION: ILLYRIA</text:p>
      <text:p text:style-name="P4">YEAR: 270 CE</text:p>
      <text:p text:style-name="P4">SETTING: Port of Salona</text:p>
      <text:p text:style-name="P4"/>
      <text:p text:style-name="P3">As the sun rose the fishing boat had reached close to the shores of Illyria and Cassinius was steering the ship towards a port town that was no doubt to lead the two travelers to the town of Salona. <text:s/>Cassinius saw Colin awaking from his slumber and as he was wiping his eyes, Cassinius kicked Colin and said “wake up sunshine, were arriving in Salona and I need two men for this job”. <text:s/>Colin got up and rushed to the stern of the vessel and grabbed the rudder to keep the boat straight. <text:s/>Cassinius was tugging at the rigging trying to get the sail up to slow down the speed of the boat. <text:s/>Colin then turned the rudder in the direction opposite of the docks to help slow the ship as to give Cassinius aid. <text:s/>The ship slowly plowed through the water as it inched closer to the docks, and soon the gunwale of the ship was parallel to the docks allowing Cassinius to jump off the sided and tie down the boat to the metal pegs in the dock. <text:s/>Colin then exited the ship by the same way his companion had, while grabbing the bags of gear and supplies as Cassinius had grabbed nothing. <text:s/>Colin then slowly walked to Cassinius, who was paying to dock at Salona's port, the weight of the supplies sinking each step into the ground as if the weight of the gear was sinking him into the earth. <text:s/>Cassinius then was seen tossing the dock master a coin and then he ran back over to Colin revealing him of some of the weight of the gear and supplies. <text:s/>Cassinius then placed on bag over his shoulder and said “we can park the ship here for a day, then were on our own”. <text:s/>Colin was puzzled at this remark and he replayed “are we not taking the remainder of the journey on foot?”</text:p>
      <text:p text:style-name="P3">“we are still far from Athens son,” Cassinius said “the journey would be quicker if we continued to travel by the seas”. <text:s/>Colin nodded his head and agreed with his companion, he did not wish to vex Cassinius further. <text:s/>Then Cassinius said to Colin “follow me, there is sure to be a tavern close by”. <text:s/>Cassinius then walked forward with Colin close to heel, like an errant pup ever following the steps of his master. <text:s/>The two walked for a mile or two and soon reached a small tavern in which Cassinius gained a table for both Colin and himself. <text:s/>Cassinius motioned Colin to grab a table close to the back wall as to keep their conversations hidden from the rest of the patrons. <text:s/>Colin walked to the back to the tavern, not noticed by any of the customers, and he sat down at a small table, opening his sack and pulling out the various documents he had held onto. <text:s/>Cassinius soon retuned with a pitcher of wine, two cups and a bowl of bread and cheeses. <text:s/>He placed the meal on the table and then sat down across from Colin and said to him “this wine is not Sesti, but it still has it's pros”. <text:s/>Cassinius grabbed a cup from the table and filled it to the brim with the wine from the pitcher, he handed the cup to Colin and filled the <text:soft-page-break/>other cup to a similar level. <text:s/>Cassinius raised the cup in front of Colin and said “to a healthy live”. <text:s/>Cassinius drank the entire cup of wine as Colin took a medium gulp and coughed due to the harsh nature of the drink. <text:s/>Cassinius then began laughing and then saying “it's not for everyone, this wine is a little too base for a man such as myself”. <text:s/>Colin smirked and then he said to Cassinius in a quiet voice, I think you were onto something with the temple's riches”. <text:s/>Cassinius then topped off his cup of wine and said to Colin, “I do not follow”. <text:s/></text:p>
      <text:p text:style-name="P3">“You mentioned on the boat last night that Kofius could be hunting a treasure in Asclepius' Temple” Colin said. <text:s/></text:p>
      <text:p text:style-name="P3">“A thing that is known” Cassinius replayed. <text:s/></text:p>
      <text:p text:style-name="P3">“Well I was looking through the documents I had”, Colin said shifting through five different texts “That states Sulla, a dictator of old, received a great payout by sacking the temple of Asclepius”<text:note text:id="ftn9" text:note-class="footnote"><text:note-citation>9</text:note-citation><text:note-body><text:p text:style-name="P8">. <text:span text:style-name="T3">Diod. Sic. Bibliotheca historica.</text:span> 38.7.1</text:p></text:note-body></text:note>. <text:s/></text:p>
      <text:p text:style-name="P3">“A fair point” Cassinius said chewing on a piece of bread, “but the sanctuaries treasuries are kept under lock and key, there is no chance at gaining them”. <text:s/></text:p>
      <text:p text:style-name="P3">“Yet we have Quintillus' men chasing us all the same” Colin said “if we know what their after perhaps we can barter with them”. <text:s/>Cassinius was clearly not having the questions that were getting more personal by the minute, he then slammed on the table and yelled to Colin “look kid, I only agreed to help you because I knew your cousin, enough questions for one day”. <text:s/>Colin nodded and then slowly grabbed the cup of wine and placed it again to his lips, drowning out any remark towards his companion. <text:s/>After a few moment's of silence, Colin pulled the map from his bag and placed it on the table, the regions all stretched out to the corners of the Empire. <text:s/>Colin then placed his cup in the city of Salona and said to Cassinius, “if we are to keep the ship, we should sail down the coast and head to Corinth. <text:s/>Cassinius laughed and then pointed with his finger on the map and said “being from the future and you still know so little”. <text:s/></text:p>
      <text:p text:style-name="P3">“I do not follow” Colin said. </text:p>
      <text:p text:style-name="P3">“Corinth as you know it has been destroyed for over 100 years at this point” Cassinius said while laughing “sailing into that port will only place us in harms way”. <text:s/>Colin then took a deep breath and said to his companion, “where do you suggest we travel then?”</text:p>
      <text:p text:style-name="P3">“we travel down the coast and land in the Peloponnese” Cassinius said placing a piece of cheese on the ocean in place of a ship. <text:s/>Colin glanced at the map to see that there was no port in the spot Cassinius intended to disembark. <text:s/>“Is there a fort there I do not know of?” Colin asked. <text:s/></text:p>
      <text:p text:style-name="P3">“A port....no” Cassinius said “it would be better to sail onto the beaches and make our journey on foot from there”. <text:s/></text:p>
      <text:p text:style-name="P3">“That way we have a straight walk to Athens” Colin said with excitement </text:p>
      <text:p text:style-name="P3">“Exactly” Cassinius said “we can also be sure to keep any unwanted eyes off of use if we stay away from proper ports”. <text:s/>Colin looked at the map and saw that their were provinces in different colors than some others, labeling control of territory he then looked to Cassinius and said to him “Is the province of Graecia loyal to Quintillus?”</text:p>
      <text:p text:style-name="P3">“All provinces must be loyal to the Emperor,” Cassinius added “his death happened too quickly for them to change their allegiance”.</text:p>
      <text:p text:style-name="P3">“How did the emperor fall again?” Colin asked his companion. <text:s/></text:p>
      <text:p text:style-name="P3">“I do not know, In fact no one does” Cassinius said. <text:s/>This mystery puzzled Colin for a moment and then he looked at the map one more time and said to Cassinius “Are you sure this is the best course of action?”. <text:s/></text:p>
      <text:p text:style-name="P3">“If we had another choice” Cassinius said “I would present alternative”. <text:s/>Colin nodded an then rolled up the map, dumping the cheese, coins and all other markers on the table, and placed it back into his sack. <text:s/>He then looked at his companion and said to him “very well, when do we head for Graecia”. <text:s/>Cassinius looked as if he was in no rush, he was lounging in his seat, sipping a cup of wine as if on <text:soft-page-break/>vacation, like the whole world was moving around him and he was sitting still watching as time passed him by. <text:s/>Colin looked as Cassinius and gave him a look, demanding an answer from his companion, Cassinius then said to Colin, “we are to leave at nightfall, as to mask our movements from thieves upon the waves”. <text:s/>Colin then sat back down in his chair looking around at the other patrons in the tavern, as if waiting for the sun to reach the horizon and for night to fall as to make sure his trip was advancing in the right direction. <text:s/>Then Cassinius, knowing the impatience of his companion said to Colin, “you are right you know”. <text:s/></text:p>
      <text:p text:style-name="P3">“About what subject?” Colin asked.</text:p>
      <text:p text:style-name="P3">“The riches of the temple, I have heard stories of the great riches that have been left as offerings” Cassinius said. </text:p>
      <text:p text:style-name="P3">“As have I, according to a text by Polyaenus, there were tributes of gold and silver sent to the temple site<text:note text:id="ftn10" text:note-class="footnote"><text:note-citation>10</text:note-citation><text:note-body><text:p text:style-name="P6">. <text:span text:style-name="T3">Polyaenus, Strat</text:span>. 5.2.19</text:p><text:p text:style-name="Footnote"/></text:note-body></text:note>” Colin said “but what are you saying?”</text:p>
      <text:p text:style-name="P3">“I think your right about Kofius” Cassinius said, “he's out for the treasure”. <text:s/>Colin then thought to himself about how Cassinius would know this much about their adversary's plans. <text:s/>This could mean a number of things, thus Colin had to choose his next words carefully as they could have been his last on the planet. <text:s/>Colin then said to Cassinius “how do you know Kofius so well?” <text:s/>Cassinius took a deep breath and then said to his companion “the dreams of spoils are the only thing that brought people into the legion, no men fight to honor Rome as I do”. <text:s/></text:p>
      <text:p text:style-name="P3">“what caused this fall?”. <text:s/>Colin asked</text:p>
      <text:p text:style-name="P3">“Some say the Generals themselves, I say it was the Empire” Cassinius said “ the thought of glory for Rome is a dead ideology now, most soldiers have never even seen the great city”. <text:s/>Cassinius moved his cup to the edge of the table and began drinking out of the jug of wine, seeing as the story was taking a more personal turn. <text:s/>The Cassinius continued by saying “so when it came time during the campaigns, there would be weeks, months where we would not receive fresh supplies”. <text:s/></text:p>
      <text:p text:style-name="P3">“The legions were neglected” Colin added. </text:p>
      <text:p text:style-name="P3">“It seemed that way” Cassinius said “Kofius and I were in command of a legion in the lands east of the Rhine, that I told you, yet in our darkest hour, when we needed aid the most, Rome, did not answer”. <text:s/></text:p>
      <text:p text:style-name="P3">“how many men did you lose?” Colin asked with a shocked look on his face. </text:p>
      <text:p text:style-name="P3">“All of them,” Cassinius said chocking, and holding back tears “we lost them all, because the emperor could not be bothered, too busy playing politics with the Senate”. <text:s/></text:p>
      <text:p text:style-name="P3">“Kofius felt that Rome abandoned him” Colin said to Cassinius placing his hand on his companion's shoulder. <text:s/>Cassinius shrugged off Colin's attempt at comfort and he said “Rome did abandon us, we were forced to march back to the boarders of Rome, legionaries fighting back to back as the barbarians rained down upon us with arrows and the flaming heads of our commanders”. <text:s/>Colin was shocked to hear such a horrific tale, one that had been kept from his historical records and by the sound of the event for good measure. <text:s/>Cassinius kept retelling the event by saying “by the time the remainder of the legion returned back to Roman territory, many of the auxiliary troops mistook our battered Legionaries for Germanians, they shot the remainder from a ways away with their bows, Kofius and I lived by shielding ourselves with the dead bodies of our comrades, it was that day that Quintus Lucius Kofius lost faith in Rome”. <text:s/></text:p>
      <text:p text:style-name="P3">“I am sorry you suffered so much” Colin said “I had no idea you had endured such a hard life”. <text:s/>Cassinius nodded and just sat back in his chair and finished the entire jug of wine, he then stood up quickly, stumbling as he did, and then said to Colin “this time is tough for everyone within the boarders of Rome, there is not escape from it”. <text:s/>Cassinius' eyes then opened and closed violently as if he was under some kind of spell, he then sat back down and laughed for a moment, he had drank too much and was not able to move from his seat. <text:s/>Colin then let out a sigh of disappointment, yet he knew to some degree, the retelling of the story forced Cassinius to turn to drinking more as the story got more <text:soft-page-break/>personal. <text:s/>Colin then walked outside the tavern and and saw that the day had passed them by as they were discussing the next plan in the tavern and then as Colin was going to walk back in, two large men walk out of the tavern holding Cassinius by the arms, they then toss the drunk Cassinius onto the ground and the owner of the tavern is waiting right there to yell an additional barb at Cassinius “My establishment is for eating and drinking not counting fucking sheep!” <text:s/>Colin then grabbed the inebriated Cassinius and placed Cassinius' arm over his neck in attempt to carry him away from the tavern and the nasty owners. <text:s/>Colin then carried Cassinius back to the docks where he sat down his drunk companion and let him lay down on a set of fishing nets that had been drying in the sun. <text:s/>Colin then sat next to Cassinius and waited for his companion to come back to his senses but this seemed unlikely at that moment. <text:s/>Colin looked around at the many man entering and exiting the port, all of them staring at the drunk man sleeping on the ground, yet no one even batted an eye at this situation, as if it was normal here in Salona's port town. <text:s/>Colin then went back to glancing at his notes that he kept in the sack, he was keen on finding out hat exactly was the key to finding the cures of Asclepius, he wanted to know more than the historians could teach him, he wanted to see it for himself. <text:s/>Colin would then sit at that same spot for some time, Cassinius not hinting at arising from his drunken sleep, then Coli had but one choice, to awake his companion prematurely and get him to begin his travel to the Peloponnese and eventually to Athens. <text:s/>Colin walked over to the edge of the dock and grabbed a wooden bucket left by a fisherman and filled the bucket with sea water from the side of the dock, the water green and murky as if dirty from unknown means. <text:s/>Colin then brought this bucket over to his sleeping compatriot who was still in a deep dream at this time. <text:s/>Colin then tossed a full bucket of water onto Cassinius causing him to violently jump up and quickly yell out to Colin “what happened, where am I, I didn't see....” Colin then grabbed Cassinius and shook him a few times to have his companion regain his senses. <text:s/>Colin then said “You drank too much and now we have little time to spare”. <text:s/>Cassinius then looked to the sun and saw that the day had been waisted away with his sleeping on the side of the docks. <text:s/>Then Cassinius got up off the ground and said to Colin, “very well young Rayner, let us get you to Athens”. <text:s/>Cassinius slowly walks over towards the ship still stumbling a bit seeing as how he must have been still intoxicated, he managed to get back to the fishing boat and Colin gathered all the gear and supplies they would need and loaded it onto the deck of the boat. <text:s/>Colin untied the boat from the dock and jumped over the gunwale and onto the deck. </text:p>
      <text:p text:style-name="P3"/>
      <text:p text:style-name="P4">LOCATION: ADRIATIC SEA</text:p>
      <text:p text:style-name="P4">YEAR: 270 </text:p>
      <text:p text:style-name="P4">SETTING: Fishing Boat</text:p>
      <text:p text:style-name="P3"/>
      <text:p text:style-name="P3">Colin pushed the boat away from the dock and the fishing boat was on it's way, being pushed by the current of the Adriatic as if by the will of Neptune himself. <text:s/>Cassinius stood at the stern of the ship leaning on the rudder, trying to hold his balance on the narrow plank of wood. <text:s/>Colin looked at him with both humor and disappointment, there was much ground still to cover as the boat drifted south. <text:s/>Colin then said to Cassinius from across the boat, “help me with the sails, we will need them to move quicker”. <text:s/></text:p>
      <text:p text:style-name="P3">“Hold....on a minute” Cassinius said with a hiccup, he then stumbled over to the rigging of the boat and began to pull the sail down and soon the small boat was picking up some speed to the south. <text:s/>Cassinius then began to walk back to the stern of the ship and Colin asked him “are you returning to steer?”. <text:s/>Cassinius looked back at Colin and said, “I go back to sleep, wake me when we reach the Peloponnese”. <text:s/>Cassinius then sauntered back to the stern of the boat and then gathered all the gear and supplies they two had gathered from their journey and he placed them on top of him as a kind of covering for a drunken sleep. <text:s/>Colin then walked to the back of the boat as well and grabbed the rudder to keep the boat steady, the crisp wind caressing the sea breeze, the ocean a beautiful place to be at the time of the sunset, which was currently upon them. <text:s/>Colin was busy gazing at the sky as the sun was <text:soft-page-break/>leaving the day allowing night to gently take it's place, yet the short distance would even prove difficult for the inexperienced seafarer. <text:s/>The journey was supposed to take them south east yet Colin directed the rudder directly south instead of following the coastline of Illyria down to Graecia. <text:s/>Instead, Colin was unable to change the course due to his lack of training in ancient sea faring, this caused the fishing boat to soon drive into the middle of the Mediterranean sea and soon be lost from the shore, unable to find their way back. <text:s/>Colin then pulled up the sail on this boat and then began to try and turn the rudder to get the boat to turn in the opposite direction, He used all of his strength in this attempt to move the boat, yet it would not do what Colin asked. <text:s/>Cassinius was still passed out, covered in the supply bags, and even after several attempts by his companion to wake him, Cassinius remained unconscious and oblivious to anything around him. <text:s/>The night was upon them as soon as Colin turned the ship to the south, the winds picked up, as if a large obstruction was headed their way. <text:s/>This was soon to be the cast as large black clouds began to drift over the ocean bringing rouge waves, harsh winds and bullet rain drops, a death sentence to most upon the seas. <text:s/>Colin looked out at this oncoming doom and then ran back to wake Cassinius one last time, he shook his companion with all his strength and this still had no effect upon the sleeping man. <text:s/>Colin then rushed to the middle of the boat and let the sail loose blowing the ship back towards North East. <text:s/>The small boat now racing the storm, the winds and rain soon catching up with Colin. <text:s/>Right as the weather seemed to be behind them the storm instantly engulfed the boat causing it to be instantly covering in rain and salt water. <text:s/>The waves towering over the small boat causing Colin to be knocked onto the deck floor, Cassinius then took an entire wave, the water covering him completely, this violently woke him from his sleep. <text:s/>He ran to Colin and picked him up off the ground and said to him “I sleep for a moment and by the time I awake you have us at Pluto's gates!”</text:p>
      <text:p text:style-name="P3">“The storm was un preventable” Colin said as he was running to follow Cassinius back to the stern of the boat. <text:s/>Cassinius then grabbed the rudder and held it steady, to keep the ship in one direction, he then yelled to Colin, “Raise the sail, that this wind will rip right through it”. <text:s/>Colin rushed back to the rigging and began to pull the sail back up, the gnawed rope ripping the flesh from his soaked hands as he tried to raise the water logged sail. <text:s/>Once the sail was finally back up, Colin then called back to Cassinius “It's done, what's next?”. <text:s/>The water hitting them both in the face, Cassinius then yelled out “Pray to what ever god you hold, this is in their hands now”. <text:s/>Colin then began to run back ti the stern of the ship but was knocked back to the floor of the deck by a rouge wave, that had smacked the side of the boat. <text:s/>Colin then crawled back to help his companion, he attempted to grab the rudder as well and Cassinius shook him off saying “I can handle this, secure the provisions”. <text:s/>Colin then dove onto the bags of supplies the two had been carrying since Rome, <text:s/>the bags had been heavily damaged by water including the sack with all of Colin's notes inside, most of them certainly being taken hold of by the waters of the storm. <text:s/>Colin held all of the supply bags tightly, the water already damaging a great deal of the provisions, Colin attempting to soften the loss of these supplies. <text:s/>The storm continued to ravage the small boat for another hour before calming down and moving on to the north bringing it's malice towards the shores of the Empire. <text:s/>Cassinius then took a sigh of relief as he sunk to the floor of the boat as the strength had left his body after his battle with the elements. <text:s/>Colin quickly ripped open the sacks to inspect the provisions, but to mostly to see if his research was an additional casualty of the storm. <text:s/>He ripped open the sack at the bottom, the one underneath all the others, he dug his hand into the bag, like a racoons searching for a meal in a trashcan. <text:s/>Colin then ripped out the folder from the bottom of the bag and the folder was as soaked as any other provision in the ship, the water dripping from it causing the ink to fall from some of the pages. <text:s/>Colin then screamed out into the sky, anger gripping his face and entire core, Cassinius then looked over and said to Colin “what have you lost that threatens yet another tempest?”</text:p>
      <text:p text:style-name="P3">“My research,” Colin said with tears in his eyes “everything I had, every chance to save my family is gone”. <text:s/></text:p>
      <text:p text:style-name="P3">“They are just pieces of parchment” Cassinius said, attempting to normalize the loss. <text:s/>Colin then threw <text:soft-page-break/>the folder to the ground some of the wet papers leaving their enclosure, “they are not just papers,” Colin yelled “each of them had a note, a sentence, every instance in history, years of compilation....lost to a storm”. <text:s/>Colin then collapsed to the floor in dread, he was not sure he could continue the mission without the proper notes, he felt himself unprepared for the next steps. <text:s/>Cassinius then grabbed Colin and raised him back to his feet, Colin still gripping the rain-drenched folder. <text:s/>“you still have your life, that is a gift over many things” Cassinius said, placing his hand on the shoulder of his companion. <text:s/>“You may have lost some documents, yet there is not much historians can tell about the cult of Asclepius or the temple sites, one must see them for themselves”. <text:s/>Cassinius then lowered his hand and began letting the sail loose to continue their journey. <text:s/>Colin stood in one spot for a moment, puzzled and unsure of what to do next, Cassinius then called back to Colin saying “we still have yet to approach Graecia, help me with the sail will you?”. <text:s/>Colin then smiled and began to assist Cassinius and soon the ship was on it's way north back towards land. <text:s/>Cassinius then walked back to the rudder and began to steer the ship to the north, Colin then walked back to his companion and said to him “thank you for your words, yet I still do not know where we are to go”. <text:s/>Cassinius smiled and looked at Colin and said, “Now that we are headed north, we can reach the bay a Salamis and reach closer to Attica”. <text:s/>Colin then smiled as their journey was soon coming to a close, the moon shining on the water gleaming to the north as if guiding them to their destination. <text:s/>Colin then said “we approach the shores of Graecia, and soon the answers to the questions I have had for many sleepless nights”. <text:s/></text:p>
      <text:p text:style-name="P3"/>
      <text:p text:style-name="P4">LOCATION: GRAECIA</text:p>
      <text:p text:style-name="P4">YEAR: 270 CE</text:p>
      <text:p text:style-name="P4"><text:s text:c="2"/>Setting: Peloponnese Foothills</text:p>
      <text:p text:style-name="P4"/>
      <text:p text:style-name="P3">The fishing boat arrived a little off course of the intended destination arriving on the eastern coast of the Peloponnese. <text:s/>Cassinius and Colin both pulling the boat up to the shore, all their supplies and provisions on the beach prepared for the final leg of their journey. <text:s/>Once the boat was far enough on the shore as not to float away with the tide, the two travelers then grab all the bags and begin walking to the north first walking from a beach to a plain, filled with lengthy grass, reaching the tops of their knees. <text:s/>This part of the journey consumed much more energy, moving at a snails pace through the thick grasses, Colin then halted his movements for a moment, placing his hands on his knees. <text:s/>Cassinius looked back at his companion, noticing the how much the journey had taken from him. <text:s/>Cassinius walked back and gave Colin handed him a leather sack full of water, Colin drank a few gulps of the water before being stopped by Cassinius grabbing the sack and saying “don't drink it all, I do not know the next time we will cross a river”. <text:s/>Colin looked puzzled for a moment and then said to Cassinius “What about the map?”</text:p>
      <text:p text:style-name="P3">“It was destroyed in the storm, as was much of our food and water,” Cassinius said, </text:p>
      <text:p text:style-name="P3">“What stands the plan then?” Colin asked Cassinius a look of anger fresh on his face. <text:s/></text:p>
      <text:p text:style-name="P3">“We head north, then east and we should reach Athens in about two days” Cassinius said as he began to walk “So waiting around will do us no good”. <text:s/>Colin then secured all he bags on his shoulders and then began to follow his companion through the grass. <text:s/>The ever burning questions of this journey burning within Colin's mind, why would his companion be interested in traveling this far, what was the purpose of traveling so far away from his home. <text:s/>Yet he had been warned of over questioning the past before and did not wish to upset Cassinius again. <text:s/>The two men traveled through the the grass for another few miles before reaching a series of foot hills, land stretching to a narrow land bridge in the distance, Cassinius smiling as he noticed this discovery. <text:s/>He looked at Colin and said “that's our path out of here, <text:s/>all we have to do is get to that land bridge and were in Attica”. <text:s/></text:p>
      <text:p text:style-name="P3">“Have you been here before?” Colin asked. </text:p>
      <text:p text:style-name="P3">“Many years ago”, Cassinius said “during the army”. <text:s/>Colin was not satisfied by this answer he was sure the roman was hiding something, there was a new determination about Cassinius. <text:s/>His mannerisms <text:soft-page-break/>changed he was charged and energized prepared for any obstetrical, one night he was speaking of taking in the sites of the ancient world and this day, all has changed, what moved such different moods. <text:s/>Colin followed Cassinius down the hill, continuing towards the north east, By the time they reached the bottom of the first hill, the sun had already passed into the later hours of the day. <text:s/>Cassinius urging Colin to continue on to the next hill and then another and another. <text:s/>The two travelers were climbing the small foot hills and trying to quickly get down to the other side of the hill to make for the most time. <text:s/>Cassinius was almost running, there was a look in his eye, a sense of determination, more so than Colin whose goal, seemed less and less likely now. <text:s/>Cassinius then yelled out to Colin, “We have ground to cover boy, we have to get to the Temple as soon as we can,”. <text:s/>Colin, climbing the foothills like a rock climber on his hands and knees, said “what has you in such a rush?”</text:p>
      <text:p text:style-name="P3">“Your family is dying Colin” Cassinius said “we must make haste to Athens”. <text:s/>Colin nodded and continued to rush up the hill to follow his companion. <text:s/>The two men continued to move with a quick pace through the foot hills as if they were being followed or chasing some kind of evil, then it hit Colin, did they have to chase this rival from Cassinius' past. <text:s/>Was Kofius following them, were they in danger for their lives, so many questions and concerns ran through Colin's head at this moment and this caused him to begin to run. <text:s/>Just as fast as he could rushing up the foot hills afraid of the unknown, running away from ghosts, Cassinius could barely keep up with him as when Cassinius was just finished surmounting a hill Colin was well on his way up the next. <text:s/>Cassinius was halted in his tracks a cold sense of doubt ran through his veins, as if he had lost his drive. <text:s/>Cassinius then ran up the hill to catch up with his companion. <text:s/>Soon the foot hills were behind the tow travelers who were now weary with fatigue that they could not move quickly, and soon they felt as if they could not move at all, the weight of the supplies and the run up and down the hills caused both travelers to be tried by the fall of night. <text:s/>As soon as dusk hit Cassinius yelled out to Colin who was a few feet in front of him “We should set up camp for the night”. <text:s/>Colin then turned around and walked back to Cassinius, dropping the sacks right on the ground behind him and Colin sat down on the ground. <text:s/>Cassinius then walked over to Colin and said, “I'm grabbing wood for a fire, ill return in a moment”. <text:s/>Colin watched as Cassinius walked away from the camp site, Colin then went over and searched through a few of Cassinius' bags and located something that took his breath away. <text:s/>Cassinius had stolen one of Colin's document containing information about the treasures held in the temple's of Asclepius, this document speaking of the golden table donated to the site in Syracusa<text:note text:id="ftn11" text:note-class="footnote"><text:note-citation>11</text:note-citation><text:note-body><text:p text:style-name="P8"><text:span text:style-name="T3">. Ath. The Deipnosophists</text:span>, 15.48.5</text:p></text:note-body></text:note>. <text:s/>The man supposed to be a companion had been attempting to search for a treasure this entire time, Colin however was going to keep the information to himself, he left the stolen document in Cassinius' bag as not to arouse suspicion and returned to setting up the camp site, by the time Cassinius had come back with ample fire wood and a stag over his shoulder, Colin knew that his intentions were not as they had seemed this entire time. <text:s/>Cassinius then placed the fire wood in a Pyramid shape and ignited a fire from a flint rock. <text:s/>Cassinius then sat down and said to his companion “We are not far from out destination, I can see it now, the great city of Athens”. <text:s/>Colin was still unsure of how to answer this comment, he was sure that he would not be able to keep his wits about him. <text:s/>Colin then just said quickly “it will be”. <text:s/>Cassinius was not satisfied with this answer, he then looked at Colin in an strange way and said “are you alright?”</text:p>
      <text:p text:style-name="P3">“Yes” Colin said “what you said to me today really hit me, my family does not have much time left in the future if I do not help them here in the past”.</text:p>
      <text:p text:style-name="P3">“We are close, so close I can feel it” Cassinius said “all the secrets of the temple with be ours in a matter of days”. <text:s/>Colin was off-put by this remark and he then asked Cassinius “what do you mean by that?”.</text:p>
      <text:p text:style-name="P3">“The riches of knowledge, the cure to this disease that ails your kin” Cassinius exclaimed with pride “there are so many wonders that the Temple of Asclepius can offer”. <text:s/></text:p>
      <text:p text:style-name="P3">“And what of you old comrade” Colin asked Cassinius “Will this Kofius come back to kill us?”</text:p>
      <text:p text:style-name="P3"><text:soft-page-break/>“Kofius is 100 leagues from hear at this time, he cannot harm us” Cassinius reassured. <text:s/></text:p>
      <text:p text:style-name="P3">“yet you have spoken of a need for the treasure, can it not overly motivate?” Colin asked. <text:s/></text:p>
      <text:p text:style-name="P3">“the riches are one of the many things that await us in Athens” Cassinius said. “Do not worry about the villains Colin, you will save your family soon and I will have everything I desire”. <text:s/>Colin was puzzled by this next remark yet he did not press his companion further, even thought he wished to with all his heart. <text:s/>All Colin ended up saying to Cassinius was “we must eat and rest then, the day a head of us will be long”. <text:s/>Cassinius nodded and they both enjoyed the meat cooking over the camp fire, but then Colin had to say something and he had to say it at this moment, or else he felt he would never get the chance to. <text:s/>He looked to Cassinius and said “did you happen to save any of my files from my lost folder, I was hoping for a turn of luck”. <text:s/>Cassinius' eyes widened, his speech shuddered a bit but then he said “I don't think so, so much was lost I could not even see myself keeping paper over food or water”. <text:s/>Colin then nodded and said “pity then, I wish just one thing was recovered, this way I would have something of my old work”. <text:s/>Hoping this would cause enough guilt to force Cassinius into a bind, Colin then rested his head on a rock and said to Cassinius “i am going to rest now, wake me when it is time to move again”. <text:s/>Cassinius then agreed yet he was stopped in his tracks, he was unsure of how to proceed, he was sure that Colin knew about his plan, yet the document lay in his bag, nothing was disturbed, there was no way in knowing, and yet it seemed his companion had figured him out. <text:s/>Cassinius then walked away from the camp site, as not to alarm his companion and he took with him another bag, one that was with him the entire time and Cassinius pulled out a small metal device, one that was clearly not from thew current era, then then pressed a few buttons on the item and a little metal satellite protruded out of the device as if to communicate with someone or something from another time period, Cassinius then said into the device with an american voice, “This is Cassian Inus, Date 270 AD, I have found a sap to get back to my current time, all I need to to is get him to lead me to the temple and then I will get my hands on that golden table”. <text:s/>The device made a few sounds and scratches, nothing coherent enough to make out any speech yet Cassinius responded “there has been some complications, the boy, he knows too much”. <text:s/>The device made a few more sounds and this caused Cassinius to nod up and down and say “affirmative, I'll do as you command......Lord Pike”. <text:s/>Cassinius then detached the pieces of the communication device and then returned to the camp to see Colin sleeping,un aware of the treachery his employers have planned for this young time traveler. <text:s/>Cassinius then walked back and laid down on the ground, and looked up into the sky awaiting the next day that would bring them closer to Athens. <text:s/>The next morning, at the crack of dawn Cassinius woke Colin up and he said “we have a long road to cover, the sooner we get to Attica the better”. <text:s/>Colin then got up off the ground and then they began to continue their traveling, the two travelers making better time this day than before thought the grass and the foothills of the ancient realm of Sparta. <text:s/>Colin then said to Cassinius “you know there used to be an ancient city in the north east Peloponnese”. <text:s/></text:p>
      <text:p text:style-name="P3">“Are you sure of that?” Cassinius asked “you no longer have the map”. <text:s/></text:p>
      <text:p text:style-name="P3">“This was something I remembered” Colin said “the city of Epidarius once had a hot spring residing within the sanctuary of Asclepius.<text:note text:id="ftn12" text:note-class="footnote"><text:note-citation>12</text:note-citation><text:note-body><text:p text:style-name="P8">. <text:span text:style-name="T3">Xen. Mem</text:span>. 3.13</text:p></text:note-body></text:note>” <text:s/></text:p>
      <text:p text:style-name="P3">“I did not know that” Cassinius said attempting to hold back the lies. <text:s/>Colin then continued to follow Cassinius forward until the travelers got to a small land bridge that connected the Peloponnese and the region of Attica, the Province of Athens. <text:s/>Cassinius then stopped Colin and said to him, “these men guard the region of Attica for Rome, let me speak with them.” <text:s/>Cassinius walked over to the soldiers guarding the road that led into the province of Attica, Colin not able to hear what the men were saying, all he could see is Cassinius looking as if making a deal with the men before him in exchange for coin as he pulled a bag of coins out and handed all the guards a hefty sum to keep for themselves. <text:s/>Cassinius then returned to Colin and said to him, “The pass will be open to us, Hurry before this corrupt bastards change their mind”. <text:s/>Colin hurried past the guards and all of them began to laugh at Colin and <text:soft-page-break/>Cassinius as they passed by and through into the next province over. <text:s/>As they were walking on the road they saw out onto the bay of Salamis, their original destination, they could see the site of such a major battle, Colin could have sworn he still say floating debris from the battle but it was surely something out of a dream. <text:s/>Cassinius then led colin up a hill side road that led to the top of a hill that over looked the bay of Salamis the same hill in which Xerxes watched his fleet lose to the Athenians all those years ago, Colin marveling at the site, gathering small rocks and placing them in his bag, Cassinius was puzzled at this action and said to him “we haven't the time to play with rocks boy”. <text:s/></text:p>
      <text:p text:style-name="P3">“Just a moment” colin said, “these stones are in the same place Xerxes once stood, during the Battle of Salamis”. <text:s/>Cassinius laughed and then looked over onto the south looking out onto the Mediterranean sea. <text:s/>He then walked back down the hill towards the the boarders of Attica. <text:s/></text:p>
      <text:p text:style-name="P3"/>
      <text:p text:style-name="P4">LOCATION: GRAECIA</text:p>
      <text:p text:style-name="P4">YEAR: 270 CE</text:p>
      <text:p text:style-name="P4">SETTING: Attica</text:p>
      <text:p text:style-name="P3"/>
      <text:p text:style-name="P3">After a long journey the two Companions had finally reached one step closer to the city of Athens in fact they could see the white walls of the city in the distance. <text:s/>Colin then was walking by a set of damaged walls that looked many years old, like old settlements that had been left behind, Cassinius then looked Colin and said “these walls once stood for the great city of Athens, they stretched all the way down to the port”. <text:s/></text:p>
      <text:p text:style-name="P3">“A necessity to war”. Colin said “ Against the Spartans”. <text:s/></text:p>
      <text:p text:style-name="P3">“The Peloponnese war,” Cassinius added “the war that would weaken Greek world forever”. <text:s/></text:p>
      <text:p text:style-name="P3">“No historian calls it that Cassinius” Colin said with a sure tone. <text:s/></text:p>
      <text:p text:style-name="P3">“Of course they don't, yet I like to think of things in my own way”. Cassinius interrupted. <text:s/>The two travelers then laughed amongst one another as they passed by more remnants of the damaged walls that the Athenians once had raised. <text:s/>They passed thought beautiful meadows of grass with the occasional Sheppard waving to them as they passed them on the road. <text:s/>Colin looked around and almost saw no sign of the crisis in this region. <text:s/>He then said to Cassinius “It's like night and day from Italia to Graecia”. <text:s/>Cassinius laughed and then said “just wait till you reach the city of Athens, you will see what Attica is truly like”. <text:s/>Colin then smiled and continued to walk past the broken walls and soon they reached within a few miles of the walls of Athens, the rebuilt walls in place by the Romans. <text:s/>Cassinius then stopped Colin before they walked any further and said to him “We need to speak about the Asclepius cult now Colin”. <text:s/></text:p>
      <text:p text:style-name="P3">“What about it?” Colin asked “you know there is no other way in this time”</text:p>
      <text:p text:style-name="P3">“I know that kid,” Cassinius said “yet neither of us stand a member and we cannot enter the sanctuary walls without holding some form of reason to enter”. <text:s/></text:p>
      <text:p text:style-name="P3">“What are you saying Cassinius, Are you telling me that we cam all this way and we won't even get through the door?!” Colin exclaimed</text:p>
      <text:p text:style-name="P3">“I had tried explain this issue before the journey began, you were convinced you could find a way in” Cassinius said. “You are the historian, you know as well as anyone the mystery surrounding these sanctuaries”. <text:s/></text:p>
      <text:p text:style-name="P3">“I have to believe they will help me”, Colin said, “it is more to me than just treasure”. <text:s/></text:p>
      <text:p text:style-name="P3">“What do you mean by that?” Cassinius asked. <text:s/></text:p>
      <text:p text:style-name="P3">“I saw in your bag Cassinius,” Colin confirmed “you are looked for the golden table that was transported to the temple of Asclepius yet it does not stand in Athens”. <text:s/></text:p>
      <text:p text:style-name="P3">“that table is the target of those thieves we have been avoiding, Cassinius covered his lie with another lie “We have to get to it before they do, and I have been following this artifact and it currently lies in Athens for the day, which is why we need to formulate a plan into the temple without alarming the guards”. <text:s/></text:p>
      <text:p text:style-name="P3"><text:soft-page-break/>“I have come here to seek enlightenment” Colin exclaimed “not to help you pull of some heist”. <text:s/>Cassinius then laughed and said “it's not a highest, think of it as protection, we are keeping it safe”. <text:s/></text:p>
      <text:p text:style-name="P3">“we cannot do this Cassinius, we must stick to our values, we can better protect the table if we are in the sanctuary”. <text:s/>Cassinius then thought of another plan to get his prize, he then looked at the city and said “the sanctuary lays within the south ridge of the Acropolis, if we can get there, I bet we can gain an audience with the priesthood”. <text:s/>Colin was unsure of this new plan idea, he was sure Cassinius was trying to plan something in the ways of removing Colin from the picture. <text:s/>Colin then said, if we warn them about Kofius, I am sure that will be enough to gain his attention”. <text:s/>Cassinius nodded and then he allowed Colin to continue walking towards the City of Athens, the large white walls shining in the distance the sun hitting the edges of the walls. <text:s/>The bright light almost blinding the travelers as they march over the hill towards the gates of the city. <text:s/>Soon the two travelers would reach the gates of Athens, nothing happened, unlike the last city they walked up towards, the gates were closed, during the day this was unusual. <text:s/>The gates here looked as if they had not been opened in years, this gate surrounded by the ruins of the fallen walls, thus the companions would have to travel to the other side of the city, the the northern gate in order to pass through the gates. <text:s/>They began to follow the walls but soon they captured the attention of the soldiers on top of the walls, as they were looking down and one of them even had and arrow in hand ready to strike at the soonest instance of a threat. <text:s/>The soldiers on the wall looked scared, like they were anticipating a huge attack from all sides, a reason to why the gates in the south were forever barred. <text:s/>As the two travelers reached the northern gates, those had been shut as well, as if there was no entrance into the city, the gates were forever sealed. <text:s/>Colin then knocked on the northern gates and yelled out to the guards at the top of the wall “we wish to enter your fair city, open your gates to us”. <text:s/>Nothing happened, there was no response from the soldiers of the gates fro the first moment, and thus Colin turned around placing his back to the gates of the city, but then they both heard a noise. <text:s/>The creaking of gears the straining of ropes, the scraping of metal and wood as the northern gates peeled open and a squad of Roman soldiers marched out of the gates spears drawn pointing them in a circle, surrounding Colin and Cassinius, whole both raise their hands in the air as a sign of good will. <text:s/>Soon three men on horseback exit the city gates and the one man in the middle walks over with his horse over to the two travelers and this man says “This territory is not welcome to enemies of Rome”. <text:s/>Colin stepped up to the front of the spears and said “we are not barbarians, we are travelers in this land searching for your city”. <text:s/></text:p>
      <text:p text:style-name="P3">“and what business do two men have in this region,” The horseman said “Speak swiftly!”</text:p>
      <text:p text:style-name="P3">“My name is Colin Rayner, this is Tiberius Drusus Cassinius of Rome, we are allies of Athens,” Colin said.</text:p>
      <text:p text:style-name="P3">“And how are we to tell friend from foe” the horseman said “in this trying time”. <text:s/></text:p>
      <text:p text:style-name="P3">“We have come to warn you about an evil that comes for the treasures of your city” Colin convinced the soldiers. <text:s/></text:p>
      <text:p text:style-name="P3">“and what treasure is so valuable that brigands would travel so far in an attempt to steal?” The soldier asked. <text:s/></text:p>
      <text:p text:style-name="P3">“He thinks their after the Golden Table of Asclepius” Cassinius said “Yet he also think's it's in Syracuse”. <text:s/>The soldiers then looked at each other with a look of concern and the legionaries lowered their spears and the horseman said to Colin “how did you come by this knowledge?” <text:s/></text:p>
      <text:p text:style-name="P3">“You would not believe me, even if I told you good sir” Colin said to the Horseman. <text:s/></text:p>
      <text:p text:style-name="P3">“We shall see about that, proceed into city gates, and you Colin Rayner,” the horseman said “meet me at the barracks at the edge of the Acropolis, and we shall get to the bottom of this so called story”. <text:s/>The horseman motioned to his men and the soldiers returned into the city and Colin followed them while being tailed by Cassinius. <text:s/>Cassinius then said to Colin “are you sure you trust these men, they could be setting you up for a trap” <text:s/></text:p>
      <text:p text:style-name="P3">“I am ready to be through with this”, Colin said “and if that means placing my trust in the soldiers of this city then I must do what need to be done, in order to save what is left of my family”. <text:s/>Cassinius just <text:s/><text:soft-page-break/>stands there as Colin walks into the Gates of the city following the soldiers as if being escorted by them <text:s/>to the barracks and to his doom, Cassinius was all but sure he was going to be found as a traitor, yet he held out hope that Colin was still un aware of his true allegiance. <text:s/>Cassinius then followed Colin into the walls of the city and the large doors of the gate close behind them allowing them both closer to their final destination</text:p>
      <text:p text:style-name="P3"/>
      <text:p text:style-name="P4">LOCATION: GRACIA</text:p>
      <text:p text:style-name="P4">YEAR: 270 CE</text:p>
      <text:p text:style-name="P4">SETTING: Streets of Athens</text:p>
      <text:p text:style-name="P4"/>
      <text:p text:style-name="P3">The city was something out of a story, the white stones of the streets gleaming in the mid-day sun, Colin was marveling at the entire city looking all around him. <text:s/>Leading the way towards the middle of the city, Colin halted his steps and waited for Cassinius to catch up with him, Cassinius then said to Colin, “The soldiers, I do not trust them”. <text:s/></text:p>
      <text:p text:style-name="P3">“We have no choice Cassinius,” Colin said, “Yet they only wished to meet with me, you can go to the Sanctuary and make sure the table is still there”. <text:s/>Cassinius' eyes sparkled with joy and he then hugged Colin and said “i will not fail you” Cassinius ran off to the left as to take a longer route through the city ans eventually towards the Acropolis. <text:s/>Colin then continued on the main road, and as he was walking through the city streets he began to hear a loud rumble and stomping hooves of horses, then he heard a loud voice yell at him “Clear path!”. <text:s/>Colin glanced behind him and in the blink of an eye he jump out of the way of an oncoming chariot, rushing down the road. <text:s/>He jumped out of the way and onto the ground, after the chariot had left colin in it's dust, a citizen helped him off the ground and said to Colin “do not mind them, there's a big race today, that one must be late”<text:note text:id="ftn13" text:note-class="footnote"><text:note-citation>13</text:note-citation><text:note-body><text:p text:style-name="P8">. <text:span text:style-name="T3">Theoc. Id.</text:span> 15.5</text:p></text:note-body></text:note>. <text:s/></text:p>
      <text:p text:style-name="P3">“Thank you friend,” Colin responded and continued to walk down the busy streets of Athens. <text:s/>All the people had a look of determination, looking as if they were preparing for a larger festival dedicated to one of the many Roman gods. <text:s/>Colin looked up into the sky and saw several banners being streamed across the tops of the buildings, providing a shade from the sun for a brief moment. <text:s/>He then walked forward and the streets became more and more packed<text:note text:id="ftn14" text:note-class="footnote"><text:note-citation>14</text:note-citation><text:note-body><text:p text:style-name="P8"><text:span text:style-name="T3">. Theoc. Id.</text:span> 15.44</text:p></text:note-body></text:note>, so much so that Colin was barely able to move at all due to the amount of people congregating together for the purpose that was yet to be determined. <text:s/>Colin continued moving at a snails pace through the crowd passing by more doors that opened and more people headed into the crowd forcing the streets to be more packed than before. <text:s/>Colin soon was getting to the end of the narrow stretch he had been walking on, and he then saw an opening into the center of the city, yet the crowd here was at the greatest level<text:note text:id="ftn15" text:note-class="footnote"><text:note-citation>15</text:note-citation><text:note-body><text:p text:style-name="P8"><text:span text:style-name="T3">. Theoc. Id.</text:span> 15.65</text:p></text:note-body></text:note>. <text:s/>Colin pushed and shoved towards the front of the line unable to see if his companion was anywhere among the ferocious patrons of this supposed festival. <text:s/>Colin then pushed his way into the center of the city and this was known as the Agora. <text:s/>Colin was marveled by what he saw that day, the entire town was setting up banners statues and all kinds of spectacles to honor the the same god that he had been wishing to bare witness to. <text:s/>The Athenians were putting on a festival for Asclepius<text:note text:id="ftn16" text:note-class="footnote"><text:note-citation>16</text:note-citation><text:note-body><text:p text:style-name="P8">. Behr (1969), Pg. 32</text:p></text:note-body></text:note> and the whole town was rushing to get close to the Agora and Colin had been one of the first people to see the preliminary stages of the festival. <text:s/>Colin continued to walk around the site, unsure of what was going on, he had never once thought he would glance upon a site like this. <text:s/>He was sure he saw people preparing to sings songs during the festivities sending praises to the gods<text:note text:id="ftn17" text:note-class="footnote"><text:note-citation>17</text:note-citation><text:note-body><text:p text:style-name="P8"><text:span text:style-name="T3">. Theoc. Id.</text:span> 15.96–97</text:p></text:note-body></text:note>. <text:s/>With out the folder of documents, Colin would have to witness everything with an outsiders perspective, only speculating what he was witnessing in the Agora, yet he was certain that the festival was going take the attention of the people, politicians and <text:soft-page-break/>even city guards. <text:s/>This would have been a prime opportunity to sneak into the city and seize a sacred object before the people would arrive at the temple. <text:s/>Colin knew he had to get to the barracks right away and meet with the city's guard before it was too late and the bandits were gone with the artifact. <text:s/>Colin then rushed forward down the main road yet he was stopped by a few citizens that said to him, “the festival has not even begun, you must stay”. <text:s/>Colin pushed the arms of the citizens away and continued to power walk away from the agora and back onto the main road. <text:s/>Colin then headed forward and was soon was passed by a squad of soldiers no doubt going to the Agora to make sure the citizens did not get out of control. <text:s/>Colin then moved closer to the place refereed to as the Acropolis, in the year in which Colin is from, this structure no longer exists, a casualty of the long war of the conglomerates. <text:s/>Colin then walked a few more paces and then he saw the marvel of the ancient world, the ancient Acropolis with the Parthenon sitting on top still in ruins, Colin then said to himself “I guess somethings never change”. <text:s/>Colin then walked over towards this giant structure and then he was halted by a loud and commanding voice “Halt, you there!”. <text:s/>Colin turned around to see three legionaries, hands grasping the hilts of their swords, walking over to him seemingly looking for a fight. <text:s/>The Legionary in the front said to Colin “the festival is the other way, this area is forbidden to everyone except city guard at this time”. <text:s/>Colin then gulped, unsure if this was going to be the end of his journey, and said “i was ordered to meet your commander at the barracks, can you direct me?” <text:s/>The legionaries laughed, one of them having to use his comrade as support, this was a huge joke to the soldiers. <text:s/>“you don't have the guts to join the legion pup!” one of the soldiers said as he was talking down to Colin. <text:s/>Colin was unsure of what to do, perhaps he had been set up by Kofius or Cassinius or another enemy he had made along the journey. <text:s/>Colin was halted in his tracks, no words could leave his lips, the legionaries surrounded Colin and then one of them said “you need to be taught a lesson in manner don't you kid?”. <text:s/>The bigger of the three began to push Colin back and the Legionaries began to heckle him as Colin fell to the ground and seemed all but helpless. <text:s/>Soon the legionaries and Colin heard the sound of a Horse in the distance and then the same commander as before, rode up to the legionaries and said to them, “What's the meaning of this, Iovis, What the hell is going on?”. <text:s/>The largest of the three Legionaries looked down to the ground and said “nothing sir, just having fun with our guest”. <text:s/><text:line-break/>“keep you fun to a minimum” The commander said “and lay one more finger on the boy and see yourself flogged!”. <text:s/>The Commander then motioned with his hand for Colin to follow him, and so the battered time traveler walked away from the fight, bloodied but not broken. <text:s/>The Commander then jumped off his horse and gave Colin a small rag and said “my men are stubborn, yet they fight hard, they have always seemed to lac a degree of manners”. </text:p>
      <text:p text:style-name="P3">“Something I have noticed, with soldiers of Rome” Colin said. <text:s/></text:p>
      <text:p text:style-name="P3">“Apologies for your treatment upon entering city walls, the commander said “it was not as I intended”.</text:p>
      <text:p text:style-name="P3">“You are not at fault for your men” Colin said “their actions are their own”.</text:p>
      <text:p text:style-name="P3">“As their commander I am responsible for them, in peace and war”. <text:s/>The commander said as he was petting his horse. <text:s/></text:p>
      <text:p text:style-name="P3">“are you not Roman as well?, How do you deal with your men when they act like this?” Colin asked</text:p>
      <text:p text:style-name="P3">“I am no Roman” The commander said “I am a Greek, only placed in command of the region because of my influence in the region”.</text:p>
      <text:p text:style-name="P3">“Yet you are free, and a citizen of Rome, I am nothing more than an outsider” Colin said, “of course they deliver respect”. <text:s/>The Commander laughed at this remark and then said to Colin “I am tolerated within my ranks because Quintilus placed me in charge, with his death, I am losing my popularity”. <text:s/></text:p>
      <text:p text:style-name="P3">“What is your name” Colin asked the commander. </text:p>
      <text:p text:style-name="P3">“I am Pericles Victor”. <text:s/>The commander said.</text:p>
      <text:p text:style-name="P3">“You do not have three names” Colin said “I thought all commanders had a third name”</text:p>
      <text:p text:style-name="P3">“I am not of noble blood,” Pericles said. <text:s/></text:p>
      <text:p text:style-name="P3">“Apologies, I did not think the conversation to be personal” Colin said, looking for forgiveness. <text:s/>Pericles then said “ I have shared much with you about myself, you still haven't told me much about <text:soft-page-break/>you Colin Rayner,” Pericles laughed and then said to himself “an odd name on him as well”. <text:s/></text:p>
      <text:p text:style-name="P3">“I am....from Britannia”. <text:s/>Colin said, still hesitant of telling the full truth to a stranger. <text:s/></text:p>
      <text:p text:style-name="P3">“I have fought many britons in my time boy, and none of them have a name like yours”. <text:s/>The commander said with a sure tone. <text:s/>Colin then looked around for any other soldiers in the area and then, after seeing none, he said to the commander “may we speak in private”. <text:s/>The commander nodded and then he motioned Colin to join him in the stables, where there was a table set up in the back of the building with chairs, most likely for secret meetings. <text:s/></text:p>
      <text:p text:style-name="P3"/>
      <text:p text:style-name="P4">LOCATION: ATHENS</text:p>
      <text:p text:style-name="P4">YEAR: 270 CE</text:p>
      <text:p text:style-name="P4">SETTING: Horses' Stables</text:p>
      <text:p text:style-name="P3"/>
      <text:p text:style-name="P3">Pericles then said to Colin “ok then kid, your in secret no one will hear this conversation”. <text:s/></text:p>
      <text:p text:style-name="P3">“Sir”, Colin began “what I am about to tell you may sound crazy at first but I assure you everything I say is true and your city is in grave danger”. <text:s/>The commander then looked concerned for his city and then he said to Colin, “Ok kid, tell me your story”. <text:s/></text:p>
      <text:p text:style-name="P3">“I am not from Britannia, in fact I am from a different time” Colin said. <text:s/></text:p>
      <text:p text:style-name="P3">“I do not follow” Pericles said. <text:s/></text:p>
      <text:p text:style-name="P3">“I come from the future, from the year 2401” Colin said with a convincing tone “I have traveled back to this era to learn more about the cures of Asclepius to heal my family of their diseases”</text:p>
      <text:p text:style-name="P3">“I hate to break it you you Colin” Pericles said “the cures of Asclepius are only for those who need it, they will not divulge their secrets to you”.</text:p>
      <text:p text:style-name="P3">“I have to try” Colin said, choking on his words, “i have come to far just to give up and throw in the towel”. <text:s/></text:p>
      <text:p text:style-name="P3">“I haven't the foggiest idea what you have said, yet we will not give in” Pericles said “you have spoken of a threat against the city, Time warper or not I wish to know this threat!” <text:s/>Colin then took a deep breath and then said to Pericles “the man that traveled with me, he is going to try and steal the Golden Table of Asclepius, during the festival today, most likely when the guards have all left”. <text:s/>Pericles was not sure of this story, he then asked Colin “why these smoke and mirrors, why not reveal him upon arrival at city gates”. <text:s/></text:p>
      <text:p text:style-name="P3">“He does not think I know of his plot” Colin said “and until that time I ant to keep him close so we can see his true plans”. <text:s/>Pericles was shocked at how a man so young could be so insightful about the people around him. <text:s/>Pericles then said “very well, it seems you have plan constructed”.</text:p>
      <text:p text:style-name="P3">“I have an idea, yet it will require you and your troops to be in the right place at the right time” Colin ensured. <text:s/></text:p>
      <text:p text:style-name="P3">“What do you need us to do” Pericles said. <text:s/>Colin then looked around and then he said, “bring in your most trusted men and I will discuss the plan and we will arrest Cassinius”. <text:s/>Pericles nodded and then he walked out of his tent for a fe moments and then returned with the best of his men including the Legionary that hassled Colin, Iovis. <text:s/>This legionary then walked right up to Colin and said “sorry for being rough Pup, I didn't mean anything by it”. <text:s/></text:p>
      <text:p text:style-name="P3">“Do not worry good Iovis” Colin said “this plan will ensure us to be even”. <text:s/>Colin then placed a large map on the middle of the table and he placed a coin on the Acropolis and one on the Sanctuary of Asclepius on the south ridge. <text:s/>Colin then said to all of the soldiers gathered here “soldiers of Rome, I call upon you because there is a traitor in our midst, his name is Tiberius Drusus Cassinius, captain of the fourth legion of Rome”. <text:s/></text:p>
      <text:p text:style-name="P3">“there's no fourth legion” One soldier said, others soon were agreeing with him. <text:s/>Colin then noticed that Cassinius was lying to him the entire journey, was Cassinius actually his real name, or was it something else, more sinister. <text:s/>Colin the continued “never mind that, I will be meeting Cassinius at the tavern at the edge of the city”. <text:s/></text:p>
      <text:p text:style-name="P3"><text:soft-page-break/>“Once there we will surround the building, and apprehend this Cassinius and ensure he does not steal the Golden Table”. Pericles yelled to his men, once he said this the soldiers cheered out in excitement and all of them were banging the table in approval, it was clear that Pericles had chosen the right men for the job. <text:s/>Pericles then said to Colin “how do you intend on getting him into a small space like the tavern?”</text:p>
      <text:p text:style-name="P3">“not to worry, who ever is employing him would have no doubt given him an order to have me killed” Colin said “we just need to make sure that if anything happens you are there to take him down”.</text:p>
      <text:p text:style-name="P3">“and what if he poisons you, we do not have the remedies on hand to save you there” Pericles said with a great deal of concern. <text:s/></text:p>
      <text:p text:style-name="P3">“Then take me to the temple of Asclepius if there is not other option,” Colin requested. “i wish to witness the magic for myself.</text:p>
      <text:p text:style-name="P3">“how do I know this is not part of some elaborate plan to steal the table when you are there”. Pericles asked and the soldiers all were responding and nodding their heads as well. <text:s/>Colin the stood on top of the table in the stable, making sure all the soldiers and commanders could see him. <text:s/>He then said “i am placing my trust in you to take down this man who calls himself Cassinius, to protect a treasure far greater than any other in the world. <text:s/>All I am asking is that you do the same”. <text:s/>The soldiers all seemed to agree with the words that Colin gave and then Pericles said to the men “this boy has the gift of foresight, and he told me we would succeed this day, have no fear soldiers, the Gods have decided that we are to be victorious!” All of the legionaries cheered out for their commander and then they all left the stable to gather their gear and supplies in preparation for the dangerous mission. <text:s/>Colin then looked to Pericles and then said “if I do not survive, I would have you leave a message for my family”. <text:s/></text:p>
      <text:p text:style-name="P3">“do not speak like that,” Pericles said “tell them yourself, your not dying in the past”. <text:s/>Colin nodded and then he left the stables leaving Pericles inside this building by himself to plan out the rest of the movements for his soldiers. <text:s/></text:p>
      <text:p text:style-name="P3"/>
      <text:p text:style-name="P4">LOCATION: ATHENS</text:p>
      <text:p text:style-name="P4">DATE: 270 CE</text:p>
      <text:p text:style-name="P4">SETTING: Agora</text:p>
      <text:p text:style-name="P3"/>
      <text:p text:style-name="P3"/>
      <text:p text:style-name="P3">Colin then walked out of the forbidden zone while being greeted by Iovis as he was leaving. <text:s/>Colin then was swamped by the large crowds once again as he was heading back into the Agora, once back in the middle of the Festival, he noticed that Cassinius was shifting through the crowd looking for something, not sure what it was Colin approached him and then Cassinius said “where have you been?”. <text:s/></text:p>
      <text:p text:style-name="P3">“I was caught up with the soldiers,” Colin said “I told them nothing of our journey”. <text:s/></text:p>
      <text:p text:style-name="P3">“Good man” Cassinius said, “come, I have found a tavern near by, let us share drink to celebrate the festival of Asclepius”. <text:s/>Colin nodded and then the two began to walk together over to the edge of town to the very tavern that Colin expected Cassinius to go, meaning the plan was well on it's way to becoming a reality. <text:s/>Colin and Cassinius enter the tavern doors and they just walk up to the nearest table and a young women walks up to them and quickly placed a jug of wine and two cups on the table and quickly returned to a large bar where she then continued to count coins from the previous night. <text:s/>The Cassinius poured the wine cups full and toasted with Colin to finding their destination after many weeks of traveling. <text:s/>The the two men continue drinking for some time, and then Colin said “those soldiers did say one thing though, that this festival will command a great deal of the city guard”. <text:s/></text:p>
      <text:p text:style-name="P3">“I like where this is going” Cassinius said with a more americanized accent. <text:s/>Colin had begun to lower Cassinius' shield, he continued by saying “With the guards relaxed we could sneak to the Asclepium from the eastern side of the Acropolis”. <text:s/>Cassinius was unsure why Colin had this sudden change of heart yet it did not matter, this was a chance for Cassinius to produce his over all plan “We will get to the sanctuary by the late hours of the day” Cassinius said “then one of us has to fake a sickness in order <text:soft-page-break/>to have the priests check in one man, causing the other to leap over the walls and to gather the treasure”. <text:s/></text:p>
      <text:p text:style-name="P3">“wait, your going to take it,” Colin said “I thought we were protecting it from Kofius”. </text:p>
      <text:p text:style-name="P3">“that Kofius is not of your concern, he is no longer going to hinder me”. <text:s/>Cassinius said with a sinister look in his eyes. <text:s/>He then looked to the wine jug and said, “it seems we drank it all, I shall fetch us another one”. <text:s/>Colin knew that Cassinius was up to something as they both only had two drinks and the jug usually had provided 4-5 drinks per pitcher. <text:s/>When Cassinius returned, Colin noticed that Cassinius had a great deal of wine on his hand as if he had mixed something into the next jug that he had revived from the owner. <text:s/>Colin then said to Cassinius, “Spilled some on you already”. <text:s/>Cassinius laughed and he said to Colin “a little red spilled doesn't hurt that many”. <text:s/>Colin slightly laughed from this comment, he was unsure of how to respond to that saying as it seemed very sinister. <text:s/>Cassinius then poured both cups of wine and then said to Colin “to your good health”. <text:s/>Colin hesitated for a moment, he knew that there was something not right with the wine as he saw a simmering liquid floating around it it and then Colin quickly tossed the wine on the ground and then said Cassinius, “You are a fool, to think me to fall for such a treacherous trick”. <text:s/>Cassinius laughed out loud and continued to slam the table with his fist <text:s/>and then says with a tear in his eye “you are a funny one, yet it seems you have figured me out”. <text:s/>Cassinius then removed the armor he was wearing to show what he had under it, it was the same style of clothing Colin would have found in 2401. <text:s/>Colin was not sure what to think of this discovery, “what the hell are you” Colin asked his long time companion.</text:p>
      <text:p text:style-name="P3">“I am an aberration of time” Cassinius said “one who manipulates it's subtle flow, some call me a Time Pirate”. <text:s/></text:p>
      <text:p text:style-name="P3">“All that about you knowing Vax?, that was a lie?” Colin asked.</text:p>
      <text:p text:style-name="P3">“No, I knew Vax Cotter, and I hated the man”, Cassinius said “ he is the one who stuck me in this confounded time”. <text:s/></text:p>
      <text:p text:style-name="P3">“what is your real name then pirate” Colin asked, gripping the knife that he held all this time. <text:s/></text:p>
      <text:p text:style-name="P3">“I am called Cassian Inus, and I serve but one man, my Benefactor Lomm Pike”. <text:s/></text:p>
      <text:p text:style-name="P3">“You stand a man of the Pikes!” Colin yelled as he stood up and drew his knife. <text:s/></text:p>
      <text:p text:style-name="P3">“do not be so surprised” Cassinius said, “you have led me right to the final piece to the puzzle, you see I cannot leave until I have enough gold for my Time device, with that table I will be able to travel to any era I want”. <text:s/></text:p>
      <text:p text:style-name="P3">“You will not get away with this treachery, Cassian” Colin yelled out and he hurled his knife at Cassian and this landed right into the pirate's shoulder. <text:s/>Cassian yelled out in pain and ripped out the knife from the now open wound. <text:s/>Cassian then dips the knife tip in the wine and said to Colin “one cut with this knife and you will never return to save your pathetic family”. <text:s/>Colin and Cassinius then started to move around in circle starring each other down, then the young women came out from behind a door and yelled out “hey, hey no one's dying in my place today, take your problems outside.” <text:s/>Colin looked over to the women for a moment and Cassian cut Colin with the poisoned knife, Colin grabbed his arm in pain and then delivered a right hook to the face of Cassian, causing him to fall to the ground. <text:s/>Ass soon as this happens the Roman soldier bust into the tavern and the young owner then says “Soldiers....i'm out of here” and she left the tavern at the whim of Colin and the Roman Army. <text:s/>Iovis and his friend grab Cassian from the ground, breaking the hold he had on the knife, causing the poisoned blade to fall to the ground. <text:s/>Colin then looked at Cassian as he was being propped up by the romans and said “you failed pirate, i'll be sure to tell Minister Pike all about this”. <text:s/></text:p>
      <text:p text:style-name="P3">“You think you have won something here,” Cassian yelled out “you still are poisoned Rayner”. <text:s/>Cassian laughed as he was being taken away by the two soldiers and then Pericles enters the tavern and then says to Colin, “that was a risky game you played here, I have to say I'm impressed”. <text:s/></text:p>
      <text:p text:style-name="P3">“as.....am, I......” Colin muttered as he began to fall to the ground, due to the poison reaching into his blood stream and into the vessels of his heart. <text:s/>Colin fell to the ground coughing up blood and gripping his arm in pain. <text:s/>The roman soldiers rush in when they hear Pericles Yell out “get the medicus in here <text:soft-page-break/>quickly!”. <text:s/>Two more soldiers rush into the tavern with a stretcher and then raise Colin off the ground and they hurry him out of the Tavern and back outside into the streets. <text:s/>All the people are watching as the soldiers are running with a dying man getting them to the only place that would be able to help the dying soul. <text:s/>Pericles and his men moved in a fast pace back towards the Acropolis and once they reached the slopes of the high city, Pericles said to his men, “hurry, we do not have much time, we must drop him at the Asclepium”. <text:s/></text:p>
      <text:p text:style-name="P3">“But sir” Iovis Said “I thought you did not believe in the gods”. </text:p>
      <text:p text:style-name="P3">“Let us hope this day good Iovis, Pericles said “They prove me wrong”. <text:s/>The soldiers then ran with the last of their strength to the southern edge of the Acropolis' slopes and they reached outside of the walls to the Asclepian sanctuary. <text:s/></text:p>
      <text:p text:style-name="P3"/>
      <text:p text:style-name="P4">LOCATION: ATHENS</text:p>
      <text:p text:style-name="P4">DATE: 270 CE</text:p>
      <text:p text:style-name="P4">SETTING: Asclepion </text:p>
      <text:p text:style-name="P4"/>
      <text:p text:style-name="P3">Pericles and his soldiers arrived at the southern slopes of the Acropolis and they began to march forward toward the steps that led up to a set of Columns that marked the entrance of this Asclepian sanctuary<text:note text:id="ftn18" text:note-class="footnote"><text:note-citation>18</text:note-citation><text:note-body><text:p text:style-name="P8">. Behr (1969), Pg. 28</text:p></text:note-body></text:note>. <text:s/>The soldiers marched up the steps with Pericles leading the way, Colin barely hanging onto his own life, gasping for air with every step the legionaries took. <text:s/>Two guards dressed in extravagant armor, golds gleaming closely to the steel blinding all who dare meet it's gaze. <text:s/>Pericles then walked to the front and the two guards placed their spears in front of Pericles, blocking the path of <text:s/>the soldiers from moving any further. <text:s/>The Guard on the left then said to the Legionaries “the pass is forbidden at this time, return when it is open to the public”. <text:s/>Pericles then flashed a Centurion medal in the faces of the two guards, who did not seem fazed by the trophy in any regard. <text:s/>Pericles then said to the guards “I hold complete control of the armies in this city, I order you to let us pass”. The guards look at each other and then the one on the right said “We have to apologize sir, yet according to ancient custom it would be sacrilege to intrude upon sacred grounds”. <text:s/>Pericles then walked right up to the guard, ignoring the spears, he says “the greater offense is denying those in desperate need of healing”. <text:s/></text:p>
      <text:p text:style-name="P3">“Who, this boy?” The guard asked. <text:s/></text:p>
      <text:p text:style-name="P3">“He has been poisoned,” Pericles said, “with this festival all the shops will be closed, this stand our only option to save his life”. <text:s/></text:p>
      <text:p text:style-name="P3">“Why save his life, is this one lover to you” The other guard asked Pericles. <text:s/>Pericles then became upset with the treatment by the two guards that continued to halt their progress and cost Colin the desperate minutes he had left on the planet. <text:s/>Pericles the yelled at the guards “This boy you insult has ensured that nothing is stolen from this temple, now if you wish to repay this help with treachery, I am certain the gods you so protect will have much to say regarding this offense”. <text:s/>The two guards then look at each other, this last comment seemingly had placed them in fear of keeping their position as temple guards. <text:s/>The first guard who spoke then apologized to the legionaries “We have been un welcoming guests, please, enter the Asclepion and be sure not to spent to long”. <text:s/>The Legionaries rush past the guards after they returned their spears to their sides, Pericles slowly walks past the guards giving them a foul look as he slowly entered the columnar at the top of the steps. <text:s/>As they entered the Asclepion, they all realized why this structure had been walled off from the outside world. <text:s/>The grass was well cut, no expansive brush of weeds as seen on the journey through Italy and Greece. <text:s/>The inside of walls were covered in mosaics, showing a colorful and beautiful sight for all who entered the sanctuary<text:note text:id="ftn19" text:note-class="footnote"><text:note-citation>19</text:note-citation><text:note-body><text:p text:style-name="P8">. Behr (1969), Pg. 28</text:p></text:note-body></text:note>. <text:s/>The Soldiers then walked forward to a great open courtyard, filled with marble tiles and older structures of pervious temples that had been built on the ground<text:note text:id="ftn20" text:note-class="footnote"><text:note-citation>20</text:note-citation><text:note-body><text:p text:style-name="P8">. Behr (1969), Pg. 29</text:p></text:note-body></text:note>. <text:s/>The group of soldiers were <text:soft-page-break/>marveling at the sights within the temple grounds, yet Pericles then focused his eyes on the temple itself which stood at the south wall, the soldier had bypassed the temple as they were looking at all the artwork and structures in this small site that not a many got the chance to witness with their own eyes. <text:s/>Pericles then said to his soldiers “We must take him to the temple, the priests will know what to do. <text:s/>The soldiers then rush around a small corner and up the steps of the temple with the doors were open at this time. <text:s/>The soldiers run into the temple past the staircases up to the balcony, then they run in to see a gathering of priests, talking amongst each other most likely planning for the day ahead of them. <text:s/>Pericles interrupts this conversation by calling out the the clergy of this cult “I require your assistance!” <text:s/>All the priests then scoff at the fact that not one but four men have essentially broken into the temple before the public had been allowed to enter. “What causes this offense?” the eldest priest called out to the soldiers inside the temple. <text:s/>Pericles then stepped up to the front of the group and said “wise elders, I come with humble request, not for myself, yet for my comrade. <text:s/>The Legionaries then bring Colin on a stretcher to the front, and he does not look good at all. <text:s/>The blood has all but left his body, his skin is a pale white with his lips a bright purple as if the poison is draining the life from his body. <text:s/>The priests were shocked to see that they brought a dying man into the temple yet the eldest priest then said to the soldiers “This boy, take him to the Sacred Well outside, gather water from it and have him drink” I will join you presently<text:note text:id="ftn21" text:note-class="footnote"><text:note-citation>21</text:note-citation><text:note-body><text:p text:style-name="P8">. Behr (1969), Pg. 29</text:p></text:note-body></text:note>. <text:s/>Pericles then nods and he rushes the legionaries out of the temple and back into the courtyard and over to the edge of the wall were they saw a stone well in which a few clergy folk were drawing water from it. <text:s/>Iovis then pushed aside the two priests and pulled up a full bucket of the water from this sacred well, they brought the bucket to Colin's lips who tried to drink some of the water but his strength had all but been evaporated by the poison. <text:s/>Iovis then dumped the entire bucket onto Colin's head to see if it would wake him from his poison educed coma. <text:s/>With this remedy seeming to fail as well, the eldest priest then came walking down from the temple steps and then said, “Step back legionaries, I will save this boy's life”. <text:s/>The Priest then pulled a small sack of water from his robes and allowed Colin to drink the entire skin, after this Colin passed out and seemed to leave the world for another life. <text:s/>Pericles was in shock, his new friend had gone to grass without having the ability to hear his gratitude. <text:s/>Pericles then grabbed the priest and yelled “What have you done you mad Sorcerer!”. <text:s/></text:p>
      <text:p text:style-name="P3">“I have just saved his life” The priest said, trying to calm Pericles “This is but part of the ritual, all those seeking our aid must go through the washing process”<text:note text:id="ftn22" text:note-class="footnote"><text:note-citation>22</text:note-citation><text:note-body><text:p text:style-name="P8">. Behr (1969), Pg. 32</text:p></text:note-body></text:note>. <text:s/>Two younger priests then grab the stretcher and take Colin to the east end of the temple, one of these priests carrying a set of white robes, ready for Colin to wear upon his stay at the temple<text:note text:id="ftn23" text:note-class="footnote"><text:note-citation>23</text:note-citation><text:note-body><text:p text:style-name="P8">. Behr (1969), Pg. 32</text:p></text:note-body></text:note>. <text:s/>Pericles, still holding the eldest priest by his robes, then yelled “where do they take him now!”</text:p>
      <text:p text:style-name="P3">“They bring your friend to our incubation chambers, to heal his body and soul” the priest said with disdain in his voice, “now take your hands off me before I have you and your raucous rabble thrown out”. <text:s/>Pericles then let the priest go and he walked away for a moment. <text:s/>Then he looked to the ground to see that Colin was not moving an inch, as if the life had already left his body. <text:s/>“What is happening to him?” Pericles asked. <text:s/></text:p>
      <text:p text:style-name="P3">“He is entranced with the divine waters, his life is the hands of the gods now” the Priest said while looking into the sky. <text:s/></text:p>
      <text:p text:style-name="P3">“What if I do not hold faith in the Gods' concerns for the common man” Pericles said with disdain</text:p>
      <text:p text:style-name="P3">“Do not mock the gods in their holy home” The priest said, “if your friend is strong he will last the night”. <text:s/></text:p>
      <text:p text:style-name="P3">“And if not” Iovis asked with a degree of concern. <text:s/></text:p>
      <text:p text:style-name="P3">“Then his life is forfeit” The priest said with no feelings in his voice, he was a man of the faith, nothing more nothing less. <text:s/>The soldiers then lowered their heads and then they began to leave the structure, unsure of what they could do next. <text:s/>The Pericles stopped right at the colonnade of the entrance and he <text:soft-page-break/>turned around to look at the priest. <text:s/>He then walked back up to the clergyman and said “Take care of the boy, and when he awakes, inform us”.</text:p>
      <text:p text:style-name="P3">“I will give word, when he returns to this world”. <text:s/>The eldest priest said with a smile. <text:s/></text:p>
      <text:p text:style-name="P3">“I want to see it.....” Pericles then said with a stern look on his face. <text:s/>The priest was unsure of what this soldier was talking about, he then responded “see it?, See what”. <text:s/>Pericles gripped the hilt of his sword and wrapped his fingers around the handle. <text:s/>“I wish to see what my comrade has fallen for” Pericles said, “i wish to see the golden table safe and secure”. <text:s/>The priest had a shocked look in his eyes, he did not expect anyone outside the clergy to know of this artifact, let alone someone outside the cult membership. <text:s/>The priest then said “how did you come by this knowledge?”.</text:p>
      <text:p text:style-name="P3">“The boy”, Pericles insisted “he informed me of this site's encumbrance”. <text:s/>The Priest then looked around to see if anyone else was around to listen and then he turned back to Pericles and said “ I do not know how the boy knew of such treasures, it was kept a secret from the records and scribes”. <text:s/></text:p>
      <text:p text:style-name="P3">“I do not care for the pleasantries, take me to the treasure chamber” Pericles said while gritting his teeth. <text:s/>The Priest nodded and then he motioned with his hand and the priest began to walk towards the back wall of the Asclepion, Pericles closely following like a loyal dog following it's master. <text:s/>They reached a back wall where there were no buildings just a wall that looked to be connected to the Acropolis walls. <text:s/>Pericles then said “this is a dead end”. <text:s/></text:p>
      <text:p text:style-name="P3">“to the untrained eye” the priest said with a smile, then he took a medallion from his neck and placed it into a small hole in the walls. <text:s/>The walls made a clicking sound and soon the walls began to move to the sides and reveal a secret passageway deep into the rocks of the Acropolis, Pericles was in utter amazement, he could have never expected this to exist. <text:s/>The two moved down a few steps into the dark corridor, only lit by the fire of dimly lit torches, The priest led Pericles down another set of stairs and they entered a large room that had no torches lit, so no one could see the contents of this lower chamber. <text:s/>The Priest then grabbed a torch from the previous corridor and placed the fire of the torch on the railing of the staircase. <text:s/>This lit a small vat of oil placed in a small pool in the railing, this caused a trail of fire to run all the way down the railing of the staircase and to the bottom of this chamber which was covered in treasures from around the world <text:s/>and the many eras of the Roman Empire. <text:s/>Pericles caught sight of rare artifacts like a golden plated sword with initial engraved on the bottom of the blade, the letters read MLC II. <text:s/>Pericles also caught sight of a giant golden plate with an elephant on it and greek inscriptions on the edges. <text:s/>All these treasures were items that were only seen by few and the temple had kept all these artifacts safe for generations, Pericles then saw a large table in the middle of the room, a gilded spectacle above all the other priceless artifacts. <text:s/>This was the golden table, a offering to Asclepius that had traveled across the ocean and was held in tact for so many years, Pericles then turned to look at the priest and he said, while marveling the sights, “how do you keep all this safe, and away from the evil eyes”. <text:s/></text:p>
      <text:p text:style-name="P3">“The priesthood knows little of this chamber, and I hold the sole key” The elder priest said, holding his medallion up with his boney hand. <text:s/>Pericles nodded and then asked the priest, “with so many artifacts, how can you keep tract of them all?, there must be another way out of this chamber”. <text:s/></text:p>
      <text:p text:style-name="P3">“There is not, our predecessors designed this sanctuary chamber to have one way in and out” the elder priest said as he and Pericles walked back up the steps to leave the chamber. “This way”, the elder continued “in the case of an attack, the treasures would always be safe, all I have to do is destroy the medallion and the doors will be sealed forever”. <text:s/>Pericles was astonished by the surprisingly advanced technology and, he did not know what to think from this point on, there was so much he had to question because of the items he had witnessed in the treasure chamber. <text:s/>As the two had reached the corridor the fire showing the contents of the treasure room instantly went out as if being blown out by some divine force. <text:s/>Pericles and the Elder exit the corridor and the stone walls instantly close behind them and Pericles even quickly turns around when the stones slam together sealing the passageway. <text:s/>Pericles then asked the priest “i apologize for my actions, the mood sends feeling adrift”. <text:s/></text:p>
      <text:p text:style-name="P3">“Not to worry, you have not caused a major offense” The Priest, “yet disturbing prayer will not be <text:soft-page-break/>overlooked”. <text:s/></text:p>
      <text:p text:style-name="P3">“what ever the price I will pay it, just please see my comrade from the shores of the afterlife” Pericles Pleaded. </text:p>
      <text:p text:style-name="P3">“As I have said brave soldier, his fate is in the hands of the gods now”, the priest said “he must have a vision of Asclepius or he will never be cured”. <text:s/></text:p>
      <text:p text:style-name="P3">“You place much emphasis on your dreams high priest” Pericles said “i hold my faith in the remedies of this world”. <text:s/></text:p>
      <text:p text:style-name="P3">“The dream is a chariot leading the way towards the dawn of a cure<text:note text:id="ftn24" text:note-class="footnote"><text:note-citation>24</text:note-citation><text:note-body><text:p text:style-name="P8">. Behr (1969), Pg. 36</text:p></text:note-body></text:note>” The priest said with glee. <text:s/></text:p>
      <text:p text:style-name="P3">“You think to highly of your dreams”, Pericles said without faith, he then began to walk towards the exit of the temple complex yet he was halted once again as his soldiers had most likely been waiting for him. <text:s/>Pericles then said to the priest “the boy told of a plot by men to seize the golden table for themselves”. <text:s/></text:p>
      <text:p text:style-name="P3">“No brigand would ever dare”, the priest said “besides no man besides you an I know of how to enter the chamber”. <text:s/></text:p>
      <text:p text:style-name="P3">“I say this to warn you High Priest” Pericles said, “And I would offer my services and that of my soldiers to assist you in defending such artifact”. <text:s/></text:p>
      <text:p text:style-name="P3">“an offer much appreciated” the Priest insisted “yet I have guards to help me protect what belongs to the gods”. <text:s/></text:p>
      <text:p text:style-name="P3">“The guards at the gates will not stand up against seasoned legionaries, let us help you, Pericles said, then lowering his head “with respect my priest”. <text:s/>The Priest looked at Pericles and saw there was a true sincerity in his eyes, the priest then lowered his head and then said to Pericles “Return at after midday sun has passed over the sky and given way to moon, then we shall have need of your legionaries”. <text:s/></text:p>
      <text:p text:style-name="P3">“I will gather my men high priest,” Pericles said as he ran towards the colonnade entrance and down the steps of the Asclepion. <text:s/></text:p>
      <text:p text:style-name="P3"/>
      <text:p text:style-name="P4">LOCATION: ATHENS</text:p>
      <text:p text:style-name="P4">YEAR: 270 CE</text:p>
      <text:p text:style-name="P4">SETTING: Acropolis</text:p>
      <text:p text:style-name="P3"/>
      <text:p text:style-name="P3">Pericles met his soldiers at the bottom of the step and Iovis then said to his commander “what's the news sir, what are our orders?”. <text:s/>Pericles looked at his men who seemed to take on any task that would be asked of them, then Pericles placed his hand on the shoulders of his men and he said “send a call to all those loyal to us, we are set to defend the temple of Asclepius”. <text:s/></text:p>
      <text:p text:style-name="P3">“What causes the need to defend a sanctuary, on the night of the festival?” the the other soldier asked</text:p>
      <text:p text:style-name="P3">“There have been rumors good Plautus, yet I believe them to be true”, <text:s/>Pericles said with a sure look in his eyes. <text:s/>The soldiers Iovis and Plautus looked at each other and then they ran down to the right to get back to the barracks and warn the other soldiers of an impending attack. <text:s/>Pericles then followed them yet he took a different turn he returned from the temple to head back to the stables where Cassinius, now revealed as Cassian Inus was chained up to the ceiling. <text:s/>Pericles then walked up to the prisoner and then said to him “what ever you plan is, it ends with you pirate”. <text:s/></text:p>
      <text:p text:style-name="P3">“You have no idea what comes for you Hellas” Cassian said with a laugh and a cough. <text:s/>Pericles then draws his sword and placed to Cassian's neck and then he continued by saying “enlighten me then”. <text:s/>Cassian then chuckles and then said “it has already begun, by now my agents have infiltrated the city and blended into the crowd”. <text:s/></text:p>
      <text:p text:style-name="P3">“A simple diversion, one me and my soldiers can sniff out, if they bear the same stench as you”. Pericles said with a smile. <text:s/>Cassian then hardened his face and yelled out trying not to be cut any further, “the will attack at nightfall!”. <text:s/>Pericles lowered his sword and grabbed Cassian by his hair, <text:soft-page-break/>“What did you say?” Pericles inquired </text:p>
      <text:p text:style-name="P3">“The attack on the sanctuary, when it is open to the citizenry, that is when Kofius will strike”. Cassian said.</text:p>
      <text:p text:style-name="P3">“Why should I believe you,” Pericles said, “you would speak false tongue to Jupiter himself if it saw you live another day”. </text:p>
      <text:p text:style-name="P3">“That may be so” Cassian insisted “yet you will kill me either way, why not leave the world with clear conscience”.</text:p>
      <text:p text:style-name="P3">“that you will not have,” Pericles ensured “you will be in Tartarus for your crimes against the people of Rome!” <text:s/>As Pericles said this he slashed the throat of Cassian Inus, killing the time pirate with a single stroke of his sword, the death, embarrassing yet resulting in no pain. <text:s/>Pericles then saw that Inus dropped a metal object from his hands as he left the world, the small time transmitter, that can be used to travel to any time period in the history with the use of gold. <text:s/>Pericles then left the stable with this item in his hand and he saw that the crowd of people were getting closer and closer to the Acropolis and eventually to the Asclepion. <text:s/>Pericles then ran to the other side of the stable and saw that his loyal soldiers were preparing for the defense of the sanctuary, Pericles then hurried over to Iovis and Plautus who were leading the short march to the south slope of the Acropolis. <text:s/>Pericles then said to his best soldiers “the attack is to happen at any moment now, when the citizens are allowed access to the temple and it's sanctuary”.</text:p>
      <text:p text:style-name="P3">“We will be sure to inform the rest of the soldiers” Plautus said as Iovis nodded and the two trusted soldiers run up to the front of the column of legionaries and told them of the plans to protect the sanctuary. <text:s/>As the soldiers reached the steps to the sanctuary and marched to the top of the steps the two guards at the top, the same one's who had given Pericles and his men a hard time were fixing to do it again. <text:s/>“What is your purpose here?” the guard on the left said to Pericles. <text:s/></text:p>
      <text:p text:style-name="P3">“You damn well my purpose guard, remove your spear and let my soldiers through”, <text:s/>Pericles insisted. <text:s/></text:p>
      <text:p text:style-name="P3">“Only with a direct order from the elder priest can a force such as this be allowed within sacred walls”. The guard on the right said to the legionaries. <text:s/>The elder priest then came to the front of the gates and said, “come soldiers, take up your positions if you must”. <text:s/>Pericles led the soldiers into the colonnade and right into the middle of the courtyard of the Asclepion. <text:s/>The soldiers began to pan out and march to different spots in the temple, mostly at the front of the structures to give the appearance as extra security for the festivities. <text:s/>Pericles then pulled Iovis and Plautus to the side and said to them “you two stay with me, we will have to most important job of them all”. <text:s/>The two legionaries then gave out orders and then gathered their gear and followed Pericles to the back wall where there were not structures and no buildings, Pericles was having the defend a blank wall. <text:s/>Iovis then said to his commander “why are we posted here, there better places to set up an overwatch”. <text:s/></text:p>
      <text:p text:style-name="P3">“we defend to most important place of them all Iovis” Pericles said “this position gives us the best vantage point to see the entire sanctuary”. <text:s/></text:p>
      <text:p text:style-name="P3">“Yet sir, there is a better position on the ridge above us” Plautus said with certainty. </text:p>
      <text:p text:style-name="P3">“trust me soldiers, and our enemies will not prevail” Pericles said, “we are those who guard the treasure”. <text:s/>The two soldiers did not understand what their commander had said to them yet they soon understood their positions would be most vital if this defense was to hold. <text:s/>The Priest then walked up to Pericles and then said, “the citizens are outside the gates, are your men in position?” <text:s/></text:p>
      <text:p text:style-name="P3">“They are, send the citizens in, and we will keep an eye on all of them” Pericles said. <text:s/>The eldest priest nodded and then he walked to the front of the sanctuary and said to the guards to lower their weapons. <text:s/>The citizens began to file into the sanctuary, all of them looking no more dangerous than the next, the agents of Cassian Inus were in this crowd, hiding their intent from the Roman soldiers. <text:s/>Pericles then began looking around the crowd to try and spot anything that was out of the ordinary, with nothing that was remotely close to a threat coming by. <text:s/>Pericles was then approached by Plautus and he said “perhaps Inus was lying after all, to hide intent from a greater scheme, his escape?”</text:p>
      <text:p text:style-name="P3">“They would have to travel to the underworld for that mission” Pericles said with a smile. <text:s/>Plautus was <text:soft-page-break/>unease by the quick death of this prisoner, yet he then halted his concern for the life of an enemy by saying “what of young Rayner, does he yet draw breath in the world of the living?” <text:s/></text:p>
      <text:p text:style-name="P3">“I do not know Plautus”, Pericles said “yet I have to believe in this ritual, I haven't any choice, as he has to believe that he wants to be healthy again<text:note text:id="ftn25" text:note-class="footnote"><text:note-citation>25</text:note-citation><text:note-body><text:p text:style-name="P8">. Behr (1969), Pg. 40</text:p></text:note-body></text:note>, I must do the same”. <text:s/></text:p>
      <text:p text:style-name="P3"/>
      <text:p text:style-name="P4">LOCATION: UNKNOWN</text:p>
      <text:p text:style-name="P4">DATE: N/A</text:p>
      <text:p text:style-name="P4">SETTING: Villa in the Clouds</text:p>
      <text:p text:style-name="P4"/>
      <text:p text:style-name="P3">Colin lies in a giant feather bed, one that is fit for the Emperor of Rome, Colin inhales sharply and violently wakes up grabbing his wound to feel that someone has sewn his wound causing the bleeding to stop. <text:s/>Colin looked down to see that his clothes had changed, he was wearing drapeing white robes that seemed old and mangy. He scanned around to see that his was in a very well furnished villa, the floor was blanketed by a mystical fog, and out every window there was no grass in sight, just clouds and sky. <text:s/>Colin then whipped off the blanket covering him and he placed his feet on the cold tiles of the floor, the tiles on the floor were lined with gold and ivory squares, the edges lined with a thin stream of platinum causing the floor to shimmer in the sunlight. <text:s/>Colin heard the sound of a harp being played in a study a few rooms over from his, so he left the bed chamber and began to walk towards the sound of soft music as if he was entranced by the cords. <text:s/>He passed two more rooms were there were no other people, just Colin and this strange soft strings of the harp, Colin then walked towards a garden in the villa. <text:s/>This garden looked as if it was taken directly from the plains of earth and stuck into the atrium of a Roman Villa, there were rocks and a flowing stream that led into a drainage system. <text:s/>The trees were covered in moss and gave ample shade from the sun light if one was to sit under the canopies. <text:s/>Colin was enthralled by this marvelous sight, by he then lowered his head, as he was certain that he was not longer in he land of the living, the sights of this nature were too great to behold on a natural plain. <text:s/>Colin then continued to hear the sound of the harp playing getting louder as he approached a large office closed off by a large red curtain with a wind chime in the middle of the two curtains. <text:s/>Colin brushed the wind chime with his hand and then he heard a loud strong voice, echoing throughout the halls say “you may enter!”. <text:s/>Colin entered the curtain the wind chime blaring once again and he saw tall man dressed in white satin robes, a golden laurel crown upon his gray haired head, a large beard and two every moving snakes around his arms. <text:s/>Colin noticed that the Harp had no one playing the instrument, it was playing the chords by itself as if convinced by some divine spell, Colin then kneeled before this overbearing man, but all the man said was “rise, and take seat”. <text:s/>Colin then got up off his knee and then sat down in the only chair in front of this man's large ivory desk, <text:s/>the man continued to mix ingredients from one glass vial to another and tapping the vials as if he was preparing some kind of medicine. <text:s/>Colin then gained enough courage to say a word to this man, he said “where...am I?”.</text:p>
      <text:p text:style-name="P3">“Your in my Villa Colin Rayner, and I must say I did not expect you to rise from the dead” the man said with a friendly voice, the echos and grandiose ego was set aside. <text:s/></text:p>
      <text:p text:style-name="P3">“You know my name” Colin said surprised of this fact. <text:s/></text:p>
      <text:p text:style-name="P3">“I know many things about you, including what you came here to find” The man said looking at his vile this time the liquid inside was turning from clear to red. <text:s/></text:p>
      <text:p text:style-name="P3">“how could you possible know, I have told few to none about my journey” Colin insisted. </text:p>
      <text:p text:style-name="P3">“Because boy, I am Asclepius, God of Medicine,” the man said with a smile “an I heard you have been searching for me for many weeks”. <text:s/>Colin then laughed for a moment, thinking for a moment that this old man could never be a god, yet then he considered the surroundings, the setting, this was villa did not stand on the plains of earth. <text:s/>Colin then choked for a moment and then asked “have I died, did my body leave the realm of earth?”</text:p>
      <text:p text:style-name="P3"><text:soft-page-break/>“Heavens no” Asclepius said with a laugh “You are having a vision, your body was severely damaged by the toxins, thus desperate measures were taken to preserve your life, yet I have feeling that this was not the purpose of your visit to my humble sanctuary”. <text:s/></text:p>
      <text:p text:style-name="P3">“It is not but, a vision?” Colin asked “I am not of this era how could I be seeing you here?”</text:p>
      <text:p text:style-name="P3">“The dream is what the incumbent makes it,” Asclepius said “the soul has the ability to see what it wishes through it's own divine connection<text:note text:id="ftn26" text:note-class="footnote"><text:note-citation>26</text:note-citation><text:note-body><text:p text:style-name="P8">. Behr (1969), Pg. 176</text:p></text:note-body></text:note>, since you wished so many months to gain answers from me, is it a wonder that your vision depicts said assumed sage”. <text:s/></text:p>
      <text:p text:style-name="P3">“It does not make sense, how can you be here?” Colin asked as he was truly bewildered at this instance. <text:s/></text:p>
      <text:p text:style-name="P3">“Things in the divine world are hardly comprehensive to those of earth” Asclepius said, “what is more important is that you have come to me for a cure have you not?”</text:p>
      <text:p text:style-name="P3">“I have, it is a disease that has destroyed my family and sickened my people,” Colin exclaimed “The name of this horrific disease is the....”</text:p>
      <text:p text:style-name="P3">“Marburg Virus” Asclepius said with certainty </text:p>
      <text:p text:style-name="P3">“How did you know?” Colin asked. </text:p>
      <text:p text:style-name="P3">“I'm old, yet I can still see into all times, all days” Asclepius said “the plight of the sick is always seen by a good physician”. <text:s/></text:p>
      <text:p text:style-name="P3">“can you help me wise god” Colin said with sincerity.</text:p>
      <text:p text:style-name="P3">“I am fit to do so” Asclepius said with a sigh. <text:s/></text:p>
      <text:p text:style-name="P3">“Gratitude for everything you have done” Colin said kissing Asclepius' hands as they rested on the table. <text:s/>The god then laughed and said “no need for over-pleasantries, this is my duty to the universe, I was given life to save life”. <text:s/>Asclepius then finished mixing the contents of the vials and then hands Colin the vial with red liquid in it. “Inside this vial is the cure for the disease you fight, enough to dose a single human”. <text:s/></text:p>
      <text:p text:style-name="P3">“Yet my nation has been infected, what am I to do with one dose” Colin asked. <text:s/></text:p>
      <text:p text:style-name="P3">“The age old question” Asclepius said, “now it's time, to make your choice”</text:p>
      <text:p text:style-name="P3">“I do not understand” Colin said with the vial in his hand. <text:s/></text:p>
      <text:p text:style-name="P3">“The dream is based on the subject,” Asclepius said “if in the right hands a dream is nothing more than a science”<text:note text:id="ftn27" text:note-class="footnote"><text:note-citation>27</text:note-citation><text:note-body><text:p text:style-name="P8">. Behr (1969), Pg. 182</text:p></text:note-body></text:note>. <text:s/></text:p>
      <text:p text:style-name="P3">“So what ever choice I make in this world, it will the one I make in mine?” Colin asked. <text:s/></text:p>
      <text:p text:style-name="P3">“As is the way of things, yet since you hold the future in your hands it will be your choice towards who is cured and who is not”. <text:s/></text:p>
      <text:p text:style-name="P3">“Then I will take it to the SDC have them create a cure” Colin said with a sense of disappointment, “they will only offer it to those who can afford it not to those who need it”. <text:s/></text:p>
      <text:p text:style-name="P3">“Does that stand your decision,” Ascpelius said “To turn your cure over to a corrupt system”. <text:s/></text:p>
      <text:p text:style-name="P3">“No, I will hold this cure myself and I will manufacture more” Colin said with force “if this is my dream, and my actions provide the outcome then I will take this task upon myself”. <text:s/></text:p>
      <text:p text:style-name="P3">“Now....that sounds like the voice of a man ready to save his family”. <text:s/>Asclspius said with a smile. <text:s/>The god then stood up from his golden chair and then grabbed a staff from the left side of this office, this staff neared the look of the modern medical logo, the two snakes encompassing the staff with a set of gold wings at the top. <text:s/>Asclepius then led Colin out of the office into the garden that had the look of a real field on the plane of earth, Asclepius then looked onto this garden and then he said to Colin “Stand on the rock in the middle of the garden”. <text:s/>Colin then stood in this position and then Asclepius said a few words that Colin did not understand and soon the room began to fill with more fog and clouds, Aslcepius was vanishing into the mist but his final words to Colin were “Remember, your fate.....is in your hands”. <text:s/>Colin then looked in his hands and he saw the Vial and he placed the vial into the sleeve of his robes and he stood in one place in order to make sure the ritual was not interrupted. <text:s/>Colin was sent into a cylinder of stars, almost shot all the way back down the confine of Earth after taking a trip to <text:soft-page-break/>the land of Gods. <text:s/>Colin saw himself enter his own body as if he his soul was an different entity during this out of body experience, yet he felt that he was falling the whole time during this journey back to his body. <text:s/></text:p>
      <text:p text:style-name="P4">LOCATION: ATHENS</text:p>
      <text:p text:style-name="P4">DATE: 270 CE</text:p>
      <text:p text:style-name="P4">SETTING: Asclepion</text:p>
      <text:p text:style-name="P4"/>
      <text:p text:style-name="P3">Colin woke up violently again and this time he looked around to see that he was still wearing long flowing white robes but that he was in a small cell like chamber. <text:s/>This was sure to be one of the many incubation chambers that was known to be in these temple sites, Colin then looked in his sleeves and he pulled out a long glass vial with the same contents as in the dream. <text:s/>Colin then got up off the small cot in the room and went to open the doors that led to the exit yet they were locked from the outside, someone had locked the doors to all the incubation chambers during this time, there was seemingly no way to leave the chamber even after having a vision. <text:s/>Colin then looked around to find a small sky light in this room to give the patient the feel of the sun as it rises during the day. <text:s/>Since night had fallen, Colin had to search for the dark spot on the ceiling, then Colin grabbed the cot in the room and placed the head-board on the ground creating a makeshift ladder in this small prison like cell. <text:s/>Colin then climbed to the top of the bed and noticed that he needed a little more room to safely get to the to edge of the sky light. <text:s/>Colin then felt the bed tipping so he jumped and grabbed the edge of the sky light with <text:s/>both hands causing the vial to slip out and onto the roof, Colin then lifted himself up with all his strength left, the would still fresh and newly sealed causing discomfort. <text:s/>Colin soon climbed to the top and got himself on the roof of the incubation chambers, he quickly grabbed the vial from the roof gutter and then he saw the spectacle and the hundreds of people looking to see the sanctuary of Asclepius. <text:s/>Colin then saw the Commander Pericles looking around ferociously, as if he was looking for someone specific. <text:s/>Colin then saw a face that was somewhat familiar, one that he had seen on his travels before, the man known as Kofius had arrive in Athens. <text:s/>He saw the man and quickly got down from the roof and landed into a cart full of lettuce. <text:s/>Colin the rushed over to the front of the gates and then with the last of his efforts he tackled this random man in the crowd and all the Roman soldier converged on this location as this was a crime scene. <text:s/>Colin was holding down a larger man than himself, this man was carrying two knifes and a sword, more than enough for a common man, Pericles rushed to the center to see that Colin Rayner was still alive and and helping with the apprehension of the final criminal that plagued the temple. <text:s/>Pericles then walked up and hugged colin, Colin winced in pain from the stab wound and Pericles said “I though you were dead you mad goat”. <text:s/></text:p>
      <text:p text:style-name="P3">“I was for a while, then I had a vision” Colin said “An I have found what cures I seek”. <text:s/></text:p>
      <text:p text:style-name="P3">“Fantastic news kid” Pericles said “and with this move you made, you helped us capture the last of those thieves trying to steal from the city”. <text:s/></text:p>
      <text:p text:style-name="P3">“I am glad to be of service sir, but one question Pericles” Colin asked.</text:p>
      <text:p text:style-name="P3">“what is upon mind” Pericles inquired</text:p>
      <text:p text:style-name="P3">“What is to happen to Cassian Inus?” Colin asked with a small degree of concern. <text:s/>Pericles then looked to the ground and then back up at Colin and said “he has left the shores of the living, never to return”. <text:s/>Colin was shaken a bit, not at the death itself, yet the fact that the man had traveled with him from Italy to Greece. <text:s/>Colin was still in shock that his long time companion was only trying to betray him, the entire trip was a set up, yet Colin still had the cure he was looking for. <text:s/>Colin then looked at Pericles and said, “what now, I have my cure, yet no way to return to my time, after all of this it seems I am stuck in your time”. </text:p>
      <text:p text:style-name="P3">“Not exactly Pericles then said as he grabbed a satchel from his back, inside this sack were the small pieces of Cassian's time communication device. <text:s/>Colin then began to look at the pieces and he then said, “I need to use a large table, I think I can put this back together”. <text:s/>Pericles then looks to the eldest priest and then he says to Colin “follow me”. <text:s/>Pericles leads Colin, Iovis and Plautus to the back wall of <text:soft-page-break/>the Asclepion and then he looks over to the Priest who has made his way to the other four men and he hands his medallion to Pericles and then returns to the festivities. <text:s/>Pericles then inserts the Medallion into the wall and the wall begins to open and move, the patrons of the temple are not paying any attention to this ritual as they enter the underground chamber. <text:s/>Pericles then continues to lead Colin and his men down into the darkness of the chamber and then to the lowest and darkest room in the whole underground passage. <text:s/>Colin then said out in the darkness “what are you trying to show us down here?”</text:p>
      <text:p text:style-name="P3">“The fruits of our labor” Pericles said as he dropped the torch into the pool pf oil, lighting up the entire chamber for Colin, Iovis and Plautus to see. <text:s/>The treasure gleamed in the light of the fire the golden artifacts shining without regard. <text:s/>Colin then looked to the bottom of the steps to see the great golden table that all the brigands had been after, his work and diligence had kept his sacred artifact safe from evil hands for now. <text:s/>Colin was looking around the room to see Iovis and Plautus marveling at the golden sword placed in this chamber, “It's the sword of Marcus Crassus” Ivois yelled out like a fanboy of the figure. <text:s/>Pericles then motioned Colin towards the golden table and said “your work station my friend”. <text:s/>Colin then smiled and hugged Pericles, then he said “I can not thank you enough for believing in me”. <text:s/><text:line-break/>“It was the will of the gods,” Pericles said “i saw no lie in you, I knew I could trust your words, and now I see this device, I question much of this world”. <text:s/></text:p>
      <text:p text:style-name="P3">“The world gets better Pericles,” Colin said with reassurance “not much better, but you will no longer have to fight”. <text:s/></text:p>
      <text:p text:style-name="P3">“I yearn for the day I can lay down my weapons, I hope your wisdom speaks the truth”. <text:s/>Pericles said as he was looking at Colin struggling to figure out Cassian's time device, “do you know how it works?” Pericles asked. <text:s/></text:p>
      <text:p text:style-name="P3">“I think so, but something is stopping it from working now that I have the pieces together, It keeps showing the same message on the screen”. <text:s/>Pericles was unsure of how to help, but he continued to inquire by asking “What does this message state?”</text:p>
      <text:p text:style-name="P3">“Two letters” Colin said with disgust “A and U”. <text:s/>Pericles began to laugh out loud and then he looked around the room and said to Colin “your surrounded by it”. <text:s/>Colin looked to his left and right and saw nothing but gold treasure around him, priceless items and jewels from every era of the Roman empire, then he looked back to Pericles and said, “it requires precious metals, it runs on gold!”. <text:s/>Pericles then grabbed a large Golden vase and placed it on the table next to the time device, the device started to glow and the vase instantly combined with the device and this created a small flash of light and this caused the time device to grow in size and have flashing lights all over it signifying that it was active and ready to travel to any place and any time. <text:s/>Pericles and Colin were shocked at how the device could instantly bond with metals without leaving any blemish on the device itself, the soldiers then looked over to see a larger device on the table and this device was making noises beyond their comprehension. <text:s/>Pericles then said to Colin, “Well I guess this is the last time we will see one another”. <text:s/></text:p>
      <text:p text:style-name="P3">“It will,” Colin said with a sigh “however, you have been very loyal, in a disloyal time”. <text:s/>Colin and Pericles then shook hands and then the two soldiers Iovis and Plautus then walked to Pericles side. <text:s/>“We will think f you fondly” Plautus said with a tear in his eye, Iovis was not saying a word he was just nodding to Colin and Colin nodding back. <text:s/>Colin then walked up to the edge of the table and placed a few numbers into the Time Device, specifically the date and year he wished to travel to. <text:s/>Colin then pressed the red button on the device and a giant worm hole was created behind him, Colin turned around and gave his final waves to the soldiers who had helped him through the last section of his journey. <text:s/>Colin then walked into the wormhole and he saw nothing but a glass tunnel surrounded by the stars, and at the end of this long tunnel a light, a sun shining with green grass and no war within sight. <text:s/>Colin the began to run to the end of this hall looking back and seeing through a foggy mirror Pericles and his soldiers leaving the treasure chamber. <text:s/>Colin then turned his attention back to the end of this tunnel which he was closing in on, and soon he reached a large door and all Colin heard around him was a deep echoing voice “Remember.....your fate is your hands”, the voice said echoing throughout <text:soft-page-break/>the glass tunnel. <text:s/>Colin then entered the door and walked into the light, sending forward to his time and eventually to rescue his family from certain doom. <text: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Works Cited </text:p>
      <text:p text:style-name="P3"/>
      <text:p text:style-name="P3">Primary Sources </text:p>
      <text:p text:style-name="P3"/>
      <text:p text:style-name="P3"><text:tab/><text:span text:style-name="T8">Ath</text:span><text:span text:style-name="T6">. The Deipnosophists</text:span><text:span text:style-name="T8">, 8.45.1 – </text:span><text:span text:style-name="T9">Translated by C.D.Yonge</text:span></text:p>
      <text:p text:style-name="P10"><text:tab/>http://www.attalus.org/old/athenaeus8.html#351</text:p>
      <text:p text:style-name="P10"/>
      <text:p text:style-name="P3"><text:span text:style-name="T9"><text:tab/>Diod. Sic</text:span><text:span text:style-name="T7">. Bibliotheca historica.</text:span><text:span text:style-name="T9"> 38.7.1 - </text:span></text:p>
      <text:p text:style-name="P10"><text:tab/>Loeb Classical Library, 12 volumes, Greek texts and facing English translation: Harvard <text:tab/>University Press, 1933 thru 1967. Translation by C.H. Oldfather thru Volume 6; Vol. 7 by C.L. <text:tab/>Sherman, Vol. 8 by C. Bradford Welles, Vols. 9 and 10 by Russel M. Geer, Vol. 11 by F.R. <text:tab/>Walton. </text:p>
      <text:p text:style-name="P3"/>
      <text:p text:style-name="P3"><text:tab/><text:span text:style-name="T8">Plut. </text:span><text:span text:style-name="T6">Septem Sapientium Convivium.</text:span><text:span text:style-name="T8"> 16.4 - </text:span></text:p>
      <text:p text:style-name="P2"><text:span text:style-name="T5"><text:tab/></text:span><text:span text:style-name="T8">Plutarch. Moralia. with an English Translation by. Frank Cole Babbitt. Cambridge, MA. <text:tab/>Harvard University Press. London. William Heinemann Ltd. 1928. 2. </text:span></text:p>
      <text:p text:style-name="P11"/>
      <text:p text:style-name="P2"><text:span text:style-name="T8"><text:tab/></text:span><text:span text:style-name="T15">Polyaenus.</text:span><text:span text:style-name="T10"> </text:span><text:span text:style-name="T11">Strat</text:span><text:span text:style-name="T15">. 5.2.19 – Translated by R.Shepherd</text:span></text:p>
      <text:p text:style-name="P12"><text:tab/>http://www.attalus.org/translate/polyaenus5A.html</text:p>
      <text:p text:style-name="P12"/>
      <text:p text:style-name="P5"><text:span text:style-name="T14"><text:tab/>Theoc</text:span><text:span text:style-name="T11">. Id.</text:span><text:span text:style-name="T14"> 15.5 - </text:span></text:p>
      <text:p text:style-name="P5"><text:span text:style-name="T14"><text:tab/>Théocrite, Bion De Phlossa, Moschos De Syracuse, and Neil Hopkinson. </text:span><text:span text:style-name="T12">Theocritus, Moschus, <text:tab/>Bion</text:span><text:span text:style-name="T14">. Vol. 28. Cambridge (Mass.), MA: Harvard University Press, 2015. </text:span></text:p>
      <text:p text:style-name="P3"/>
      <text:p text:style-name="P2"><text:span text:style-name="T4"><text:tab/></text:span><text:span text:style-name="T5">Socrates, </text:span><text:span text:style-name="T6">Hist. Eccl</text:span><text:span text:style-name="T5">. 2.9</text:span></text:p>
      <text:p text:style-name="P12"/>
      <text:p text:style-name="P2"><text:span text:style-name="T15"><text:tab/>Xen</text:span><text:span text:style-name="T11">. Mem</text:span><text:span text:style-name="T15">. 3.13 -</text:span></text:p>
      <text:p text:style-name="P2"><text:span text:style-name="T15"><text:tab/></text:span><text:span text:style-name="T13">Xenophon. Xenophon in Seven Volumes, 4. E. C. Marchant. Harvard University Press, <text:tab/>Cambridge, MA; William Heinemann, Ltd., London. 1923. </text:span></text:p>
      <text:p text:style-name="P12"/>
      <text:p text:style-name="P12"/>
      <text:p text:style-name="P12">Secondary Sources </text:p>
      <text:p text:style-name="P12"><text:tab/></text:p>
      <text:p text:style-name="P2"><text:span text:style-name="T15"><text:tab/></text:span>Aristides, Aelius, and Charles A. Behr. <text:span text:style-name="T2">Aelius Aristides and the sacred tales</text:span>. Amsterdam: <text:tab/>Hakkert, 1969. </text:p>
      <text:p text:style-name="P2"/>
      <text:p text:style-name="P2"><text:tab/>Grijalvo, Elena Muñiz. "Elites and Religious Change in Roman Athens." <text:span text:style-name="T2">Numen</text:span> 52, no. 2 <text:tab/>(2005): 255-82. doi:10.1163/1568527054024713.</text:p>
      <text:p text:style-name="P2"/>
      <text:p text:style-name="P2"><text:tab/>Frantz, Alison. "From Paganism to Christianity in the Temples of Athens." <text:span text:style-name="T2">Dumbarton Oaks <text:tab/>Papers</text:span> 19, no. 1 (1965): 185-205. http://www.jstor.org/stable/1291230. </text:p>
      <text:p text:style-name="P12"/>
      <text:p text:style-name="P2"><text:span text:style-name="T15"><text:tab/></text:span>"Marburg hemorrhagic fever (Marburg HF)." Centers for Disease Control and Prevention. <text:tab/>December 01, 2014. Accessed April 25, 2017. https://www.cdc.gov/vhf/marburg/. </text:p>
      <text:p text:style-name="P2"/>
      <text:p text:style-name="P2"><text:tab/>Walton, Alice . <text:span text:style-name="T2">The Cult of Asclepius </text:span>. Vol. 3. Ithaca , NY: Cornell Univeristy Press, 1894. <text:tab/></text:p>
      <text:p text:style-name="P2"/>
      <text:p text:style-name="P2"><text:tab/>Wickkiser, Bronwen L. <text:span text:style-name="T2">Asklepios, medicine, and the politics of healing in fifth-century Greece: <text:tab/>between craft and cult</text:span>. Baltimore, MD: Johns Hopkins University Press,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1:01:43</meta:creation-date>
    <dc:date>2017-05-02T14:51:32</dc:date>
    <meta:editing-duration>P13DT19H22M5S</meta:editing-duration>
    <meta:editing-cycles>75</meta:editing-cycles>
    <meta:generator>OpenOffice.org/3.4.1$Unix OpenOffice.org_project/341m1$Build-9593</meta:generator>
    <meta:document-statistic meta:table-count="0" meta:image-count="0" meta:object-count="0" meta:page-count="41" meta:paragraph-count="532" meta:word-count="30683" meta:character-count="163590"/>
  </office:meta>
</office:document-meta>
</file>